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8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3.915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81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5" office:value-type="string" calcext:value-type="string">
            <text:p>column_a</text:p>
          </table:table-cell>
          <table:table-cell table:style-name="ce5" office:value-type="string" calcext:value-type="string">
            <text:p>column_b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reason</text:p>
          </table:table-cell>
          <table:table-cell office:value-type="string" calcext:value-type="string">
            <text:p>Onesided trend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3 - Bug labe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973], (5, 35)</text:p>
            <text:p>Comparison Table: p-value: [1.], (17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4.1 -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4.2 - Bug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63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4.3 - Bug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327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4.4 - Bug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536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784, (5, 4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5, (5, 29)</text:p>
            <text:p>Comparison Table: p-value: [1.], (1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82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02, (5, 6)</text:p>
            <text:p>Comparison Table: p-value: [1.]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7 - Has duplicates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864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44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45, (5, 3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985, (5, 5)</text:p>
            <text:p>Comparison Table: p-value: [1.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48, (5, 3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12, (5, 3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708, (5, 3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89, (5, 5)</text:p>
            <text:p>Comparison Table: p-value: 1.0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712], (5, 35)</text:p>
            <text:p>Comparison Table: p-value: [1.], (17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04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9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48], (3, 14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42, (5, 3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66, (5, 6)</text:p>
            <text:p>Comparison Table: p-value: [1.]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941], (5, 28)</text:p>
            <text:p>Comparison Table: p-value: [1.], (1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548], (5, 5)</text:p>
            <text:p>Comparison Table: p-value: [1.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4)</text:p>
            <text:p>Comparison Table: p-value: [1.]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5, 18)</text:p>
            <text:p>Comparison Table: p-value: [1.]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09, (5, 4)</text:p>
            <text:p>Comparison Table: p-value: [1.]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1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44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39)</text:p>
            <text:p>Comparison Table: p-value: 1.0, (19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85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1)</text:p>
            <text:p>Comparison Table: p-value: 1.0, (10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72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03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59, (5, 5)</text:p>
            <text:p>Comparison Table: p-value: [1.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18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9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015, (5, 5)</text:p>
            <text:p>Comparison Table: p-value: [1.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8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364, (5, 4)</text:p>
            <text:p>Comparison Table: p-value: [1.]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035, (5, 6)</text:p>
            <text:p>Comparison Table: p-value: [1.]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6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5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83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989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7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699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9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7, (5, 26)</text:p>
            <text:p>Comparison Table: p-value: 1.0, (1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14, (5, 59)</text:p>
            <text:p>Comparison Table: p-value: [1.], (29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77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51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2 - Bug severity [max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4.1 -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69, (82, 3)</text:p>
            <text:p>Comparison Table: p-value: [1.], (24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4.2 - Bug reporte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82, 3)</text:p>
            <text:p>Comparison Table: p-value: [1.], (24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4.3 - Bug assignee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138], (67, 3)</text:p>
            <text:p>Comparison Table: p-value: [1.], (20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4.4 - Bug creato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82, 3)</text:p>
            <text:p>Comparison Table: p-value: [1.], (24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82, 4)</text:p>
            <text:p>Comparison Table: p-value: [1.], (3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2, 33)</text:p>
            <text:p>Comparison Table: p-value: [1.], (270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82, 3)</text:p>
            <text:p>Comparison Table: p-value: [1.], (24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585], (82, 8)</text:p>
            <text:p>Comparison Table: p-value: [1.], (6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7 - Has duplicates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2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262], (69, 3)</text:p>
            <text:p>Comparison Table: p-value: [1.], (20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96], (32, 5)</text:p>
            <text:p>Comparison Table: p-value: [1.], (1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1, (49, 3)</text:p>
            <text:p>Comparison Table: p-value: [1.], (14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925], (69, 3)</text:p>
            <text:p>Comparison Table: p-value: [1.], (20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1608], (54, 3)</text:p>
            <text:p>Comparison Table: p-value: [1.], (16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218], (66, 3)</text:p>
            <text:p>Comparison Table: p-value: [1.], (19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69, 5)</text:p>
            <text:p>Comparison Table: p-value: [1.], (3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69, 36)</text:p>
            <text:p>Comparison Table: p-value: [1.], (24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9, 3)</text:p>
            <text:p>Comparison Table: p-value: [1.], (20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5], (69, 2)</text:p>
            <text:p>Comparison Table: p-value: [1.], (1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73], (69, 2)</text:p>
            <text:p>Comparison Table: p-value: [1.], (1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, 3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, 4)</text:p>
            <text:p>Comparison Table: p-value: [1.], (3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, 14)</text:p>
            <text:p>Comparison Table: p-value: [1.]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, 3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0, 3)</text:p>
            <text:p>Comparison Table: p-value: [1.]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9, 6)</text:p>
            <text:p>Comparison Table: p-value: [1.], (1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9, 27)</text:p>
            <text:p>Comparison Table: p-value: [1.], (51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9, 3)</text:p>
            <text:p>Comparison Table: p-value: [1.], (5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278], (19, 3)</text:p>
            <text:p>Comparison Table: p-value: [1.], (57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9, 2)</text:p>
            <text:p>Comparison Table: p-value: [1.], (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9, 10)</text:p>
            <text:p>Comparison Table: p-value: [1.], (1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9, 1)</text:p>
            <text:p>Comparison Table: p-value: [1.], (1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29], (82, 5)</text:p>
            <text:p>Comparison Table: p-value: [1.], (4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868], (35, 2)</text:p>
            <text:p>Comparison Table: p-value: [1.], (7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5169], (35, 2)</text:p>
            <text:p>Comparison Table: p-value: [1.], (7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2, 64)</text:p>
            <text:p>Comparison Table: p-value: [1.], (52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B2 - Dependency resolu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82, 27)</text:p>
            <text:p>Comparison Table: p-value: [1.], (22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82, 5)</text:p>
            <text:p>Comparison Table: p-value: [1.], (4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82, 9)</text:p>
            <text:p>Comparison Table: p-value: [1.], (7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82, 9)</text:p>
            <text:p>Comparison Table: p-value: [1.], (7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47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8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3762], (82, 5)</text:p>
            <text:p>Comparison Table: p-value: [1.], (4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03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3], (82, 4)</text:p>
            <text:p>Comparison Table: p-value: [1.], (3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82, 7)</text:p>
            <text:p>Comparison Table: p-value: [1.], (5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902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74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68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302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54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81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42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87, (82, 2)</text:p>
            <text:p>Comparison Table: p-value: [1.], (1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2 - Review tool [main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50, 2)</text:p>
            <text:p>Comparison Table: p-value: [1.], (10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8, 3)</text:p>
            <text:p>Comparison Table: p-value: [1.], (1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4264], (52, 2)</text:p>
            <text:p>Comparison Table: p-value: [1.], (1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50, 23)</text:p>
            <text:p>Comparison Table: p-value: [1.], (11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50, 58)</text:p>
            <text:p>Comparison Table: p-value: [1.], (290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0, 3)</text:p>
            <text:p>Comparison Table: p-value: [1.], (1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001], (52, 2)</text:p>
            <text:p>Comparison Table: p-value: [1.], (1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[0.0134], (50, 2)</text:p>
            <text:p>Comparison Table: p-value: [1.], (10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3 - Bug label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237], (52, 2)</text:p>
            <text:p>Comparison Table: p-value: [1.], (1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4.2 - Bug reporte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4.3 - Bug assignee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4.4 - Bug creato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77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84, (3, 33)</text:p>
            <text:p>Comparison Table: p-value: 1.0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12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4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7 - Has duplicates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5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44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73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33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28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3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72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57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5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3, (3, 37)</text:p>
            <text:p>Comparison Table: p-value: 1.0, (1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9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84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4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8)</text:p>
            <text:p>Comparison Table: p-value: 1.0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19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[1.]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8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703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6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61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64)</text:p>
            <text:p>Comparison Table: p-value: 1.0, (19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0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B3 - Build practic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3, (3, 27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95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544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39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64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8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24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21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77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59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8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7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2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1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7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06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5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7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25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99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6)</text:p>
            <text:p>Comparison Table: p-value: 1.0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0)</text:p>
            <text:p>Comparison Table: p-value: 1.0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1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07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1 - Bug discussant role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13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4.3 - Bug assignee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4.4 - Bug creato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66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585, (3, 33)</text:p>
            <text:p>Comparison Table: p-value: 1.0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01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14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7 - Has duplicates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7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2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73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2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392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933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1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21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83, (3, 37)</text:p>
            <text:p>Comparison Table: p-value: 1.0, (1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22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2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4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4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80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3, (3, 28)</text:p>
            <text:p>Comparison Table: p-value: [1.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5606]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64, (3, 18)</text:p>
            <text:p>Comparison Table: p-value: [1.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3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82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4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64)</text:p>
            <text:p>Comparison Table: p-value: 1.0, (19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9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B3 - Build practic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27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4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9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41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0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8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99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7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03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28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34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0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1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4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1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50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67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6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2 - Review tool [main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3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1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94, (3, 26)</text:p>
            <text:p>Comparison Table: p-value: 1.0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98, (3, 60)</text:p>
            <text:p>Comparison Table: p-value: 1.0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4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15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2 - Bug reporter role [max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4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4.4 - Bug creator role [max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3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31, (3, 32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8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042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7 - Has duplicates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2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3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8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69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1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74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24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544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38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53, (3, 37)</text:p>
            <text:p>Comparison Table: p-value: 1.0, (1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95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3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4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4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32, (3, 6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8, (3, 28)</text:p>
            <text:p>Comparison Table: p-value: [1.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8)</text:p>
            <text:p>Comparison Table: p-value: [1.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56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7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64)</text:p>
            <text:p>Comparison Table: p-value: 1.0, (19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3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54, (3, 27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94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49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843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40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14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5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91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44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89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24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0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0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8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61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46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3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6, (3, 26)</text:p>
            <text:p>Comparison Table: p-value: 1.0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0)</text:p>
            <text:p>Comparison Table: p-value: 1.0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52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9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3 - Bug assignee role [max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9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68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603, (3, 33)</text:p>
            <text:p>Comparison Table: p-value: 1.0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903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96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F7 - Has duplicates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7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6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87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13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55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8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84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89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13, (3, 37)</text:p>
            <text:p>Comparison Table: p-value: 1.0, (1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15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4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4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887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4, (3, 28)</text:p>
            <text:p>Comparison Table: p-value: [1.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5634]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73, (3, 18)</text:p>
            <text:p>Comparison Table: p-value: [1.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67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78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5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64)</text:p>
            <text:p>Comparison Table: p-value: 1.0, (19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1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B3 - Build practic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, 27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4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2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43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9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7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92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2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69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44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9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6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1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7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7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64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8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2 - Review tool [main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4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4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83, (3, 26)</text:p>
            <text:p>Comparison Table: p-value: 1.0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99, (3, 60)</text:p>
            <text:p>Comparison Table: p-value: 1.0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5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18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4.4 - Bug creator role [max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11, (4, 9)</text:p>
            <text:p>Comparison Table: p-value: 1.0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F7 - Has duplicates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519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1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27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13, (4, 5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11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56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41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585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89, (4, 5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7)</text:p>
            <text:p>Comparison Table: p-value: 1.0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91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34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4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4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6)</text:p>
            <text:p>Comparison Table: p-value: 1.0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8)</text:p>
            <text:p>Comparison Table: p-value: 1.0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79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5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4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8)</text:p>
            <text:p>Comparison Table: p-value: 1.0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04, (4, 5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4, 64)</text:p>
            <text:p>Comparison Table: p-value: 1.0, (2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B2 - Dependency resolu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8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B3 - Build practic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8, (4, 27)</text:p>
            <text:p>Comparison Table: p-value: 1.0, (1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7, (4, 5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71, (4, 9)</text:p>
            <text:p>Comparison Table: p-value: 1.0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76, (4, 9)</text:p>
            <text:p>Comparison Table: p-value: 1.0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34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066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5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82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482, (4, 4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733, (4, 7)</text:p>
            <text:p>Comparison Table: p-value: 1.0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1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8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727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52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48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45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55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47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49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9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38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6)</text:p>
            <text:p>Comparison Table: p-value: 1.0, (1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60)</text:p>
            <text:p>Comparison Table: p-value: 1.0, (2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93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05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arget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54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01, (33, 9)</text:p>
            <text:p>Comparison Table: p-value: [1.], (29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F7 - Has duplicates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306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39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9, (29, 5)</text:p>
            <text:p>Comparison Table: p-value: [1.], (1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35, (25, 3)</text:p>
            <text:p>Comparison Table: p-value: 1.0, (7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512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01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75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5)</text:p>
            <text:p>Comparison Table: p-value: 1.0, (1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37)</text:p>
            <text:p>Comparison Table: p-value: [1.], (11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49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94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2, 3)</text:p>
            <text:p>Comparison Table: p-value: [1.]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2, 4)</text:p>
            <text:p>Comparison Table: p-value: [1.], (8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2, 14)</text:p>
            <text:p>Comparison Table: p-value: [1.], (3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2, 3)</text:p>
            <text:p>Comparison Table: p-value: [1.]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7, 3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7, 6)</text:p>
            <text:p>Comparison Table: p-value: [1.], (16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7, 28)</text:p>
            <text:p>Comparison Table: p-value: [1.], (7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7, 3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7, 5)</text:p>
            <text:p>Comparison Table: p-value: [1.], (1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9, 2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7, 4)</text:p>
            <text:p>Comparison Table: p-value: [1.], (1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7, 18)</text:p>
            <text:p>Comparison Table: p-value: [1.], (4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7, 1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29, (33, 5)</text:p>
            <text:p>Comparison Table: p-value: 1.0, (16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84, (29, 2)</text:p>
            <text:p>Comparison Table: p-value: 1.0, (5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9, (29, 2)</text:p>
            <text:p>Comparison Table: p-value: 1.0, (5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3, 64)</text:p>
            <text:p>Comparison Table: p-value: 1.0, (2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B2 - Dependency resolu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3, 27)</text:p>
            <text:p>Comparison Table: p-value: 1.0, (89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33, 5)</text:p>
            <text:p>Comparison Table: p-value: 1.0, (16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3, (33, 9)</text:p>
            <text:p>Comparison Table: p-value: [1.], (29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4, (33, 9)</text:p>
            <text:p>Comparison Table: p-value: [1.], (29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89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371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1, (33, 5)</text:p>
            <text:p>Comparison Table: p-value: 1.0, (16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86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486, (33, 4)</text:p>
            <text:p>Comparison Table: p-value: 1.0, (13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68, (33, 7)</text:p>
            <text:p>Comparison Table: p-value: [1.], (23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1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43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856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911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06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04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37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9, (33, 2)</text:p>
            <text:p>Comparison Table: p-value: 1.0, (6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2 - Review tool [main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2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215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26)</text:p>
            <text:p>Comparison Table: p-value: 1.0, (83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60)</text:p>
            <text:p>Comparison Table: p-value: 1.0, (19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2, 3)</text:p>
            <text:p>Comparison Table: p-value: 1.0, (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525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11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topic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45, (32, 2)</text:p>
            <text:p>Comparison Table: p-value: 1.0, (6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37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F7 - Has duplicates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55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9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876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21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49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82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715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272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26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7)</text:p>
            <text:p>Comparison Table: p-value: 1.0, (1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9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4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3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8)</text:p>
            <text:p>Comparison Table: p-value: [1.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13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[1.]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8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67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59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7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4)</text:p>
            <text:p>Comparison Table: p-value: 1.0, (19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65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9, (3, 27)</text:p>
            <text:p>Comparison Table: p-value: 1.0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13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81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26, (3, 9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0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68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33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503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16, (3, 7)</text:p>
            <text:p>Comparison Table: p-value: 1.0, (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32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93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80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0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69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69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8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9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34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78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38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6)</text:p>
            <text:p>Comparison Table: p-value: 1.0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60)</text:p>
            <text:p>Comparison Table: p-value: 1.0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3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5 - Aspects of the Bug discussion: action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F7 - Has duplicates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15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623, (8, 3)</text:p>
            <text:p>Comparison Table: p-value: 1.0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5, (5, 5)</text:p>
            <text:p>Comparison Table: p-value: [1.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86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48, (8, 3)</text:p>
            <text:p>Comparison Table: p-value: 1.0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776, (6, 3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64, (8, 3)</text:p>
            <text:p>Comparison Table: p-value: 1.0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75, (8, 5)</text:p>
            <text:p>Comparison Table: p-value: 1.0, (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89], (8, 37)</text:p>
            <text:p>Comparison Table: p-value: [1.], (29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49, (8, 3)</text:p>
            <text:p>Comparison Table: p-value: 1.0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5, (8, 2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8, 2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4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687], (2, 14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1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23, (4, 6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658], (4, 28)</text:p>
            <text:p>Comparison Table: p-value: [1.]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3652], (4, 5)</text:p>
            <text:p>Comparison Table: p-value: [1.]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4)</text:p>
            <text:p>Comparison Table: p-value: [1.]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931], (4, 18)</text:p>
            <text:p>Comparison Table: p-value: [1.]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085, (9, 5)</text:p>
            <text:p>Comparison Table: p-value: [1.]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738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4, (9, 64)</text:p>
            <text:p>Comparison Table: p-value: 1.0, (5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44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9, 27)</text:p>
            <text:p>Comparison Table: p-value: 1.0, (24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98, (9, 5)</text:p>
            <text:p>Comparison Table: p-value: [1.]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723], (9, 9)</text:p>
            <text:p>Comparison Table: p-value: [1.]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389], (9, 9)</text:p>
            <text:p>Comparison Table: p-value: [1.]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21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76, (9, 5)</text:p>
            <text:p>Comparison Table: p-value: [1.]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08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54, (9, 4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47, (9, 7)</text:p>
            <text:p>Comparison Table: p-value: [1.], (6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57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4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69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5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531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78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87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92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3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66, (6, 26)</text:p>
            <text:p>Comparison Table: p-value: 1.0, (1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35, (6, 60)</text:p>
            <text:p>Comparison Table: p-value: [1.], (3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3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97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6 - Type of Bug [main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29778672032193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94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615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259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66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279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6, (2, 37)</text:p>
            <text:p>Comparison Table: p-value: 1.0, (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136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772572858930807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097, (2, 4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834], (2, 14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89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37, (2, 6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61, (2, 28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036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888, (2, 5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88, (2, 18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619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3936472623903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3936472623903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2, 64)</text:p>
            <text:p>Comparison Table: p-value: 1.0, (1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791610916090818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63, (2, 27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13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53, (2, 9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04, (2, 9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0526100451239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4612164758950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29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32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33, (2, 7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0765614693341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92411968331101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695956477115162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0864126902604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67302513404663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6691100249904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69172606324309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099, (2, 26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174, (2, 60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3365169680959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7 - Has duplicates? [any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885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64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52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49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26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105, (2, 37)</text:p>
            <text:p>Comparison Table: p-value: 1.0, (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60784313725490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4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15], (2, 14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12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6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61, (2, 28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5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8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38709677419355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38709677419355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64)</text:p>
            <text:p>Comparison Table: p-value: 1.0, (1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7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14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919, (2, 9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76, (2, 9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41448692152917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54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07, (2, 7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5050301810865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2753623188405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26760563380281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21931589537223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25465838509316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38549075391180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74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46153846153846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657, (2, 26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374, (2, 60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2955465587044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F8 - Bug reopened [any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072, (3, 5)</text:p>
            <text:p>BG: p-value: 0.1743, (3, 5)</text:p>
            <text:p>Comparison Table: p-value: 0.9553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643, (3, 3)</text:p>
            <text:p>BG: p-value: 0.4286, (3, 3)</text:p>
            <text:p>Comparison Table: p-value: 0.5298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53, (3, 3)</text:p>
            <text:p>BG: p-value: 0.1869, (3, 3)</text:p>
            <text:p>Comparison Table: p-value: 0.2324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421, (3, 3)</text:p>
            <text:p>BG: p-value: 1.0, (3, 3)</text:p>
            <text:p>Comparison Table: p-value: 0.1544, (9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057, (3, 3)</text:p>
            <text:p>BG: p-value: 0.2829, (3, 3)</text:p>
            <text:p>Comparison Table: p-value: 0.2822, (9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3665, (3, 5)</text:p>
            <text:p>BG: p-value: 0.0069, (3, 5)</text:p>
            <text:p>Comparison Table: p-value: 0.7272, (15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3, 30)</text:p>
            <text:p>BG: p-value: 0.0001, (3, 37)</text:p>
            <text:p>Comparison Table: p-value: 0.6309, (1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1, (3, 3)</text:p>
            <text:p>BG: p-value: 0.9824, (3, 3)</text:p>
            <text:p>Comparison Table: p-value: 0.4617, (9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708, (3, 2)</text:p>
            <text:p>BG: p-value: 0.0251, (3, 2)</text:p>
            <text:p>Comparison Table: p-value: 0.9441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0.6222, (3, 2)</text:p>
            <text:p>Comparison Table: p-value: 0.728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0.9516, (3, 3)</text:p>
            <text:p>Comparison Table: p-value: 0.9938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6)</text:p>
            <text:p>BG: p-value: 0.6398, (3, 6)</text:p>
            <text:p>Comparison Table: p-value: 0.6852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4467], (3, 24)</text:p>
            <text:p>BG: p-value: 0.9581, (3, 28)</text:p>
            <text:p>Comparison Table: p-value: [0.9056]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4)</text:p>
            <text:p>BG: p-value: 1.0, (3, 3)</text:p>
            <text:p>Comparison Table: p-value: 0.989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239, (2, 4)</text:p>
            <text:p>BG: p-value: [0.4933], (3, 5)</text:p>
            <text:p>Comparison Table: p-value: [0.9613], (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1332, (3, 4)</text:p>
            <text:p>Comparison Table: p-value: 1.0, (12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7818, (2, 8)</text:p>
            <text:p>BG: p-value: 0.0314, (3, 18)</text:p>
            <text:p>Comparison Table: p-value: [0.999], (5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37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27, (3, 2)</text:p>
            <text:p>BG: p-value: 1.0, (3, 2)</text:p>
            <text:p>Comparison Table: p-value: 0.972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184, (3, 2)</text:p>
            <text:p>BG: p-value: 1.0, (3, 2)</text:p>
            <text:p>Comparison Table: p-value: 0.966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773, (3, 66)</text:p>
            <text:p>BG: p-value: 1.0, (3, 62)</text:p>
            <text:p>Comparison Table: p-value: 0.1229, (2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929, (3, 2)</text:p>
            <text:p>BG: p-value: 0.7677, (3, 2)</text:p>
            <text:p>Comparison Table: p-value: 0.325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9, (3, 27)</text:p>
            <text:p>BG: p-value: 1.0, (3, 26)</text:p>
            <text:p>Comparison Table: p-value: 0.9992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196, (3, 4)</text:p>
            <text:p>BG: p-value: 0.4198, (3, 4)</text:p>
            <text:p>Comparison Table: p-value: 0.6259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53, (3, 7)</text:p>
            <text:p>BG: p-value: 0.1194, (3, 9)</text:p>
            <text:p>Comparison Table: p-value: 0.5522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242, (3, 7)</text:p>
            <text:p>BG: p-value: 0.2283, (3, 8)</text:p>
            <text:p>Comparison Table: p-value: 0.6139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559, (3, 2)</text:p>
            <text:p>BG: p-value: 0.3799, (3, 2)</text:p>
            <text:p>Comparison Table: p-value: 0.944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48, (3, 2)</text:p>
            <text:p>BG: p-value: 0.6787, (3, 2)</text:p>
            <text:p>Comparison Table: p-value: 0.812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4, (3, 4)</text:p>
            <text:p>BG: p-value: 0.0001, (3, 5)</text:p>
            <text:p>Comparison Table: p-value: 0.5798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223, (3, 2)</text:p>
            <text:p>BG: p-value: 0.4179, (3, 2)</text:p>
            <text:p>Comparison Table: p-value: 0.022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289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852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032, (3, 2)</text:p>
            <text:p>BG: p-value: 0.0632, (3, 2)</text:p>
            <text:p>Comparison Table: p-value: 0.002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77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03, (3, 2)</text:p>
            <text:p>BG: p-value: 0.0808, (3, 2)</text:p>
            <text:p>Comparison Table: p-value: 0.958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27, (3, 2)</text:p>
            <text:p>Comparison Table: p-value: 1.0, (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3102, (3, 2)</text:p>
            <text:p>BG: p-value: 0.0028, (3, 2)</text:p>
            <text:p>Comparison Table: p-value: 0.2266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54, (3, 2)</text:p>
            <text:p>Comparison Table: p-value: 1.0, (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8546, (3, 2)</text:p>
            <text:p>BG: p-value: 0.0015, (3, 2)</text:p>
            <text:p>Comparison Table: p-value: 0.0223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039, (3, 2)</text:p>
            <text:p>BG: p-value: 0.7226, (3, 2)</text:p>
            <text:p>Comparison Table: p-value: 0.985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314, (3, 3)</text:p>
            <text:p>BG: p-value: 0.8446, (3, 3)</text:p>
            <text:p>Comparison Table: p-value: 0.9932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238, (3, 2)</text:p>
            <text:p>BG: p-value: 1.0, (3, 2)</text:p>
            <text:p>Comparison Table: p-value: 0.120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14, (3, 19)</text:p>
            <text:p>BG: p-value: 0.5033, (3, 26)</text:p>
            <text:p>Comparison Table: p-value: 0.9948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27, (3, 34)</text:p>
            <text:p>BG: p-value: 0.9983, (3, 60)</text:p>
            <text:p>Comparison Table: p-value: 0.9996, (1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07, (3, 3)</text:p>
            <text:p>BG: p-value: 0.9964, (3, 3)</text:p>
            <text:p>Comparison Table: p-value: 0.9561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41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7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2 - Introducing issue types [main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6086, (3, 2)</text:p>
            <text:p>Comparison Table: p-value: 0.936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5, 3)</text:p>
            <text:p>BG: p-value: 0.6232, (5, 3)</text:p>
            <text:p>Comparison Table: p-value: 0.8735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835, (5, 3)</text:p>
            <text:p>BG: p-value: 0.7362, (5, 3)</text:p>
            <text:p>Comparison Table: p-value: 0.7262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836, (5, 3)</text:p>
            <text:p>BG: p-value: 0.6385, (5, 3)</text:p>
            <text:p>Comparison Table: p-value: 0.3836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313, (5, 3)</text:p>
            <text:p>BG: p-value: 0.736, (5, 3)</text:p>
            <text:p>Comparison Table: p-value: 0.7801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53, (5, 4)</text:p>
            <text:p>BG: p-value: 0.2252, (5, 5)</text:p>
            <text:p>Comparison Table: p-value: 0.978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0518], (5, 26)</text:p>
            <text:p>BG: p-value: [0.3402], (5, 35)</text:p>
            <text:p>Comparison Table: p-value: [0.6822]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86, (5, 3)</text:p>
            <text:p>BG: p-value: 0.9236, (5, 3)</text:p>
            <text:p>Comparison Table: p-value: 0.997, (15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736, (5, 2)</text:p>
            <text:p>BG: p-value: 0.0329, (5, 2)</text:p>
            <text:p>Comparison Table: p-value: 0.3667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1)</text:p>
            <text:p>BG: p-value: 1.0, (5, 1)</text:p>
            <text:p>Comparison Table: p-value: 0.9542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0.8775, (3, 3)</text:p>
            <text:p>Comparison Table: p-value: 0.4425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6)</text:p>
            <text:p>BG: p-value: 0.4467, (3, 6)</text:p>
            <text:p>Comparison Table: p-value: 0.0993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3627], (3, 24)</text:p>
            <text:p>BG: p-value: 0.9459, (3, 28)</text:p>
            <text:p>Comparison Table: p-value: [0.891]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4)</text:p>
            <text:p>BG: p-value: 0.5397, (3, 3)</text:p>
            <text:p>Comparison Table: p-value: 0.1744, (15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678, (2, 4)</text:p>
            <text:p>BG: p-value: [0.0358], (4, 5)</text:p>
            <text:p>Comparison Table: p-value: [0.0175], (2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2366, (4, 4)</text:p>
            <text:p>Comparison Table: p-value: [0.0478], (1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7873, (2, 8)</text:p>
            <text:p>BG: p-value: [0.0223], (4, 18)</text:p>
            <text:p>Comparison Table: p-value: [0.0037], (7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4, 1)</text:p>
            <text:p>Comparison Table: p-value: 0.1257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104, (5, 4)</text:p>
            <text:p>Comparison Table: p-value: [1.], (2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5552, (5, 2)</text:p>
            <text:p>BG: p-value: 0.0156, (5, 2)</text:p>
            <text:p>Comparison Table: p-value: 0.1521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709, (5, 2)</text:p>
            <text:p>BG: p-value: 0.0701, (5, 2)</text:p>
            <text:p>Comparison Table: p-value: 0.9345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40)</text:p>
            <text:p>BG: p-value: 1.0, (5, 37)</text:p>
            <text:p>Comparison Table: p-value: 0.9999, (20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668, (5, 2)</text:p>
            <text:p>BG: p-value: 0.3102, (5, 2)</text:p>
            <text:p>Comparison Table: p-value: 0.7744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21)</text:p>
            <text:p>BG: p-value: 1.0, (5, 20)</text:p>
            <text:p>Comparison Table: p-value: 1.0, (10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3387], (5, 4)</text:p>
            <text:p>BG: p-value: 0.3436, (5, 2)</text:p>
            <text:p>Comparison Table: p-value: 0.3575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61, (5, 3)</text:p>
            <text:p>BG: p-value: 0.9879, (5, 3)</text:p>
            <text:p>Comparison Table: p-value: 0.9913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454], (5, 5)</text:p>
            <text:p>BG: p-value: 1.0, (5, 4)</text:p>
            <text:p>Comparison Table: p-value: [0.9796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477, (5, 2)</text:p>
            <text:p>BG: p-value: 0.26, (5, 2)</text:p>
            <text:p>Comparison Table: p-value: 0.993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59, (5, 2)</text:p>
            <text:p>BG: p-value: 1.0, (5, 2)</text:p>
            <text:p>Comparison Table: p-value: 0.9753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1933], (5, 4)</text:p>
            <text:p>BG: p-value: 0.1769, (5, 5)</text:p>
            <text:p>Comparison Table: p-value: [0.8683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216, (5, 2)</text:p>
            <text:p>BG: p-value: 1.0, (5, 2)</text:p>
            <text:p>Comparison Table: p-value: 0.3279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53, (5, 4)</text:p>
            <text:p>Comparison Table: p-value: [1.]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6, (5, 5)</text:p>
            <text:p>Comparison Table: p-value: [1.]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414, (5, 2)</text:p>
            <text:p>BG: p-value: 1.0, (5, 2)</text:p>
            <text:p>Comparison Table: p-value: 0.13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08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269, (5, 2)</text:p>
            <text:p>BG: p-value: 0.4882, (5, 2)</text:p>
            <text:p>Comparison Table: p-value: 0.3628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31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252, (5, 2)</text:p>
            <text:p>BG: p-value: 0.6175, (5, 2)</text:p>
            <text:p>Comparison Table: p-value: 0.9522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11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2)</text:p>
            <text:p>BG: p-value: 0.0577, (5, 2)</text:p>
            <text:p>Comparison Table: p-value: 0.3205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8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1)</text:p>
            <text:p>BG: p-value: 1.0, (5, 1)</text:p>
            <text:p>Comparison Table: p-value: 0.953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8, (5, 3)</text:p>
            <text:p>BG: p-value: 1.0, (5, 3)</text:p>
            <text:p>Comparison Table: p-value: 0.9991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903, (5, 2)</text:p>
            <text:p>BG: p-value: 1.0, (5, 1)</text:p>
            <text:p>Comparison Table: p-value: 0.4157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7, (5, 16)</text:p>
            <text:p>BG: p-value: 0.9903, (5, 26)</text:p>
            <text:p>Comparison Table: p-value: 0.9999, (1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9962], (5, 31)</text:p>
            <text:p>BG: p-value: 1.0, (5, 59)</text:p>
            <text:p>Comparison Table: p-value: [1.], (29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5, (5, 3)</text:p>
            <text:p>BG: p-value: 1.0, (5, 3)</text:p>
            <text:p>Comparison Table: p-value: 0.9988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933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2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3 - Introducing issue severity [max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1)</text:p>
            <text:p>BG: p-value: 1.0, (5, 1)</text:p>
            <text:p>Comparison Table: p-value: 0.9579, (5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984, (3, 3)</text:p>
            <text:p>BG: p-value: 0.005, (3, 3)</text:p>
            <text:p>Comparison Table: p-value: 0.9983, (9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351, (3, 3)</text:p>
            <text:p>BG: p-value: 0.1492, (3, 3)</text:p>
            <text:p>Comparison Table: p-value: 0.8899, (9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908, (3, 3)</text:p>
            <text:p>BG: p-value: 0.0054, (3, 3)</text:p>
            <text:p>Comparison Table: p-value: 0.9987, (9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1, (3, 5)</text:p>
            <text:p>BG: p-value: 0.7615, (3, 5)</text:p>
            <text:p>Comparison Table: p-value: 0.9945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2)</text:p>
            <text:p>BG: p-value: 0.9992, (3, 32)</text:p>
            <text:p>Comparison Table: p-value: 0.9796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295, (3, 3)</text:p>
            <text:p>BG: p-value: 0.9932, (3, 3)</text:p>
            <text:p>Comparison Table: p-value: 0.081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0.8873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2)</text:p>
            <text:p>Comparison Table: p-value: 0.9257, (6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[1.]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5)</text:p>
            <text:p>BG: p-value: [1.], (3, 8)</text:p>
            <text:p>Comparison Table: p-value: [0.7069], (3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[1.]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7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8558, (3, 2)</text:p>
            <text:p>Comparison Table: p-value: 0.897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084, (3, 2)</text:p>
            <text:p>BG: p-value: 1.0, (3, 2)</text:p>
            <text:p>Comparison Table: p-value: 0.687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17, (3, 63)</text:p>
            <text:p>BG: p-value: 0.0698, (3, 62)</text:p>
            <text:p>Comparison Table: p-value: 0.971, (2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935, (3, 2)</text:p>
            <text:p>BG: p-value: 0.3925, (3, 2)</text:p>
            <text:p>Comparison Table: p-value: 0.711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8, (3, 27)</text:p>
            <text:p>BG: p-value: 0.6054, (3, 26)</text:p>
            <text:p>Comparison Table: p-value: 0.9955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285, (3, 4)</text:p>
            <text:p>BG: p-value: 0.2614, (3, 4)</text:p>
            <text:p>Comparison Table: p-value: 0.7204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65, (3, 6)</text:p>
            <text:p>BG: p-value: 0.8979, (3, 9)</text:p>
            <text:p>Comparison Table: p-value: 0.9558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526, (3, 5)</text:p>
            <text:p>BG: p-value: 0.7244, (3, 7)</text:p>
            <text:p>Comparison Table: p-value: 0.5046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382, (3, 2)</text:p>
            <text:p>BG: p-value: 0.0192, (3, 2)</text:p>
            <text:p>Comparison Table: p-value: 0.729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7182, (3, 2)</text:p>
            <text:p>Comparison Table: p-value: 0.981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0.8369, (3, 4)</text:p>
            <text:p>Comparison Table: p-value: 0.82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118, (3, 2)</text:p>
            <text:p>BG: p-value: 0.7641, (3, 2)</text:p>
            <text:p>Comparison Table: p-value: 0.009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75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73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257, (3, 2)</text:p>
            <text:p>BG: p-value: 1.0, (3, 2)</text:p>
            <text:p>Comparison Table: p-value: 0.062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4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65, (3, 2)</text:p>
            <text:p>BG: p-value: 0.5004, (3, 2)</text:p>
            <text:p>Comparison Table: p-value: 0.74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4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13, (3, 2)</text:p>
            <text:p>BG: p-value: 0.1735, (3, 2)</text:p>
            <text:p>Comparison Table: p-value: 0.042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0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11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0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172, (3, 2)</text:p>
            <text:p>BG: p-value: 0.124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8, (3, 3)</text:p>
            <text:p>BG: p-value: 0.9419, (3, 3)</text:p>
            <text:p>Comparison Table: p-value: 0.9994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147, (3, 2)</text:p>
            <text:p>BG: p-value: 1.0, (3, 2)</text:p>
            <text:p>Comparison Table: p-value: 0.59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82, (3, 16)</text:p>
            <text:p>BG: p-value: 1.0, (3, 17)</text:p>
            <text:p>Comparison Table: p-value: 0.9736, (6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7)</text:p>
            <text:p>BG: p-value: 1.0, (3, 45)</text:p>
            <text:p>Comparison Table: p-value: 0.8783, (14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1.0, (3, 3)</text:p>
            <text:p>Comparison Table: p-value: 0.9977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7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1 - Introducing issue discussant rol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669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31, (3, 3)</text:p>
            <text:p>BG: p-value: 0.0001, (3, 3)</text:p>
            <text:p>Comparison Table: p-value: 0.2158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3, 3)</text:p>
            <text:p>BG: p-value: 0.0001, (3, 3)</text:p>
            <text:p>Comparison Table: p-value: 0.5195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205, (3, 5)</text:p>
            <text:p>BG: p-value: 0.6115, (3, 5)</text:p>
            <text:p>Comparison Table: p-value: 0.7319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653, (3, 30)</text:p>
            <text:p>BG: p-value: 0.7404, (3, 37)</text:p>
            <text:p>Comparison Table: p-value: 0.5349, (1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0.3723, (3, 3)</text:p>
            <text:p>Comparison Table: p-value: 0.076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337, (3, 2)</text:p>
            <text:p>BG: p-value: 0.1164, (3, 2)</text:p>
            <text:p>Comparison Table: p-value: 0.371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0.5492, (3, 2)</text:p>
            <text:p>Comparison Table: p-value: 0.436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235]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82, (2, 3)</text:p>
            <text:p>BG: p-value: 0.9479, (3, 3)</text:p>
            <text:p>Comparison Table: p-value: 0.2149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324, (2, 6)</text:p>
            <text:p>BG: p-value: 0.9217, (3, 6)</text:p>
            <text:p>Comparison Table: p-value: 0.04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2, (2, 24)</text:p>
            <text:p>BG: p-value: 0.9511, (3, 28)</text:p>
            <text:p>Comparison Table: p-value: [0.003], (8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331, (2, 4)</text:p>
            <text:p>BG: p-value: 1.0, (3, 3)</text:p>
            <text:p>Comparison Table: p-value: 0.0522, (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4858], (3, 4)</text:p>
            <text:p>BG: p-value: [1.], (3, 5)</text:p>
            <text:p>Comparison Table: p-value: [0.6205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4)</text:p>
            <text:p>Comparison Table: p-value: 0.6713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605, (3, 8)</text:p>
            <text:p>BG: p-value: 0.8613, (3, 18)</text:p>
            <text:p>Comparison Table: p-value: [0.6489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0.5498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823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917, (3, 2)</text:p>
            <text:p>BG: p-value: 1.0, (3, 2)</text:p>
            <text:p>Comparison Table: p-value: 0.836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227, (3, 2)</text:p>
            <text:p>BG: p-value: 1.0, (3, 2)</text:p>
            <text:p>Comparison Table: p-value: 0.7516, (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4929, (3, 66)</text:p>
            <text:p>BG: p-value: 0.0011, (3, 62)</text:p>
            <text:p>Comparison Table: p-value: 0.676, (2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405, (3, 2)</text:p>
            <text:p>BG: p-value: 0.1563, (3, 2)</text:p>
            <text:p>Comparison Table: p-value: 0.2963, (6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79, (3, 27)</text:p>
            <text:p>BG: p-value: 0.4256, (3, 26)</text:p>
            <text:p>Comparison Table: p-value: 0.8228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424, (3, 4)</text:p>
            <text:p>BG: p-value: 0.0485, (3, 4)</text:p>
            <text:p>Comparison Table: p-value: 0.47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689, (3, 7)</text:p>
            <text:p>BG: p-value: 0.4353, (3, 9)</text:p>
            <text:p>Comparison Table: p-value: 0.3321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589, (3, 7)</text:p>
            <text:p>BG: p-value: 0.0868, (3, 8)</text:p>
            <text:p>Comparison Table: p-value: 0.7155, (27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5699, (3, 2)</text:p>
            <text:p>BG: p-value: 0.0205, (3, 2)</text:p>
            <text:p>Comparison Table: p-value: 0.6247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6271, (3, 2)</text:p>
            <text:p>Comparison Table: p-value: 0.603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234, (3, 4)</text:p>
            <text:p>BG: p-value: 0.1965, (3, 5)</text:p>
            <text:p>Comparison Table: p-value: 0.4918, (15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943, (3, 2)</text:p>
            <text:p>BG: p-value: 1.0, (3, 2)</text:p>
            <text:p>Comparison Table: p-value: 0.016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242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78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927, (3, 2)</text:p>
            <text:p>BG: p-value: 1.0, (3, 2)</text:p>
            <text:p>Comparison Table: p-value: 0.003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2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299, (3, 2)</text:p>
            <text:p>BG: p-value: 0.6151, (3, 2)</text:p>
            <text:p>Comparison Table: p-value: 0.469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27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266, (3, 2)</text:p>
            <text:p>BG: p-value: 0.2567, (3, 2)</text:p>
            <text:p>Comparison Table: p-value: 0.130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48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804, (3, 2)</text:p>
            <text:p>BG: p-value: 0.7908, (3, 2)</text:p>
            <text:p>Comparison Table: p-value: 0.014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60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24, (3, 2)</text:p>
            <text:p>BG: p-value: 0.5207, (3, 2)</text:p>
            <text:p>Comparison Table: p-value: 0.880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59, (3, 3)</text:p>
            <text:p>BG: p-value: 0.9082, (3, 3)</text:p>
            <text:p>Comparison Table: p-value: 0.7238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037, (3, 2)</text:p>
            <text:p>BG: p-value: 0.6568, (3, 2)</text:p>
            <text:p>Comparison Table: p-value: 0.036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95, (3, 19)</text:p>
            <text:p>BG: p-value: 0.9969, (3, 26)</text:p>
            <text:p>Comparison Table: p-value: 0.6151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22, (3, 34)</text:p>
            <text:p>BG: p-value: 0.9986, (3, 60)</text:p>
            <text:p>Comparison Table: p-value: 0.9668, (1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36, (3, 3)</text:p>
            <text:p>BG: p-value: 0.9948, (3, 3)</text:p>
            <text:p>Comparison Table: p-value: 0.4181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19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35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2 - Introducing issue reporter role [max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773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118, (3, 3)</text:p>
            <text:p>BG: p-value: 0.0001, (3, 3)</text:p>
            <text:p>Comparison Table: p-value: 0.1933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279, (3, 4)</text:p>
            <text:p>BG: p-value: 0.9775, (3, 5)</text:p>
            <text:p>Comparison Table: p-value: 0.1063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769, (3, 28)</text:p>
            <text:p>BG: p-value: 0.9922, (3, 37)</text:p>
            <text:p>Comparison Table: p-value: 0.0015, (1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09, (3, 3)</text:p>
            <text:p>BG: p-value: 0.5268, (3, 3)</text:p>
            <text:p>Comparison Table: p-value: 0.0036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107, (3, 2)</text:p>
            <text:p>BG: p-value: 0.6759, (3, 2)</text:p>
            <text:p>Comparison Table: p-value: 0.172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0.0504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116]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0.8246, (3, 3)</text:p>
            <text:p>Comparison Table: p-value: 0.0066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548, (2, 6)</text:p>
            <text:p>BG: p-value: 0.9558, (3, 6)</text:p>
            <text:p>Comparison Table: p-value: 0.0007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705, (2, 24)</text:p>
            <text:p>BG: p-value: 0.4605, (3, 28)</text:p>
            <text:p>Comparison Table: p-value: [0.0023], (8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713, (2, 4)</text:p>
            <text:p>BG: p-value: 1.0, (3, 3)</text:p>
            <text:p>Comparison Table: p-value: 0.0278, (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4)</text:p>
            <text:p>BG: p-value: 0.755, (3, 4)</text:p>
            <text:p>Comparison Table: p-value: [0.5545], (14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3, 2)</text:p>
            <text:p>Comparison Table: p-value: 0.231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23, (2, 8)</text:p>
            <text:p>BG: p-value: 0.9508, (3, 12)</text:p>
            <text:p>Comparison Table: p-value: 0.0909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3, 1)</text:p>
            <text:p>Comparison Table: p-value: 0.2476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348, (3, 2)</text:p>
            <text:p>BG: p-value: 0.2704, (3, 2)</text:p>
            <text:p>Comparison Table: p-value: 0.346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76, (3, 2)</text:p>
            <text:p>BG: p-value: 1.0, (3, 2)</text:p>
            <text:p>Comparison Table: p-value: 0.1255, (6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12, (3, 58)</text:p>
            <text:p>BG: p-value: 0.9966, (3, 54)</text:p>
            <text:p>Comparison Table: p-value: 0.0001, (189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804, (3, 2)</text:p>
            <text:p>BG: p-value: 0.2035, (3, 2)</text:p>
            <text:p>Comparison Table: p-value: 0.051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186, (3, 24)</text:p>
            <text:p>BG: p-value: 0.9998, (3, 26)</text:p>
            <text:p>Comparison Table: p-value: 0.0002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844, (3, 4)</text:p>
            <text:p>BG: p-value: 0.3225, (3, 4)</text:p>
            <text:p>Comparison Table: p-value: 0.4339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104, (3, 5)</text:p>
            <text:p>BG: p-value: 0.4974, (3, 8)</text:p>
            <text:p>Comparison Table: p-value: 0.1646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312, (3, 6)</text:p>
            <text:p>BG: p-value: 0.282, (3, 7)</text:p>
            <text:p>Comparison Table: p-value: 0.3585, (2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8066, (3, 2)</text:p>
            <text:p>BG: p-value: 0.0302, (3, 2)</text:p>
            <text:p>Comparison Table: p-value: 0.1675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3985, (3, 2)</text:p>
            <text:p>Comparison Table: p-value: 0.120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025, (3, 4)</text:p>
            <text:p>BG: p-value: 0.3086, (3, 5)</text:p>
            <text:p>Comparison Table: p-value: 0.1507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686, (3, 2)</text:p>
            <text:p>BG: p-value: 1.0, (3, 2)</text:p>
            <text:p>Comparison Table: p-value: 0.004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366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57, (3, 6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039, (3, 2)</text:p>
            <text:p>BG: p-value: 0.2025, (3, 2)</text:p>
            <text:p>Comparison Table: p-value: 0.000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2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246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48, (3, 2)</text:p>
            <text:p>Comparison Table: p-value: 1.0, (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944, (3, 2)</text:p>
            <text:p>BG: p-value: 0.0314, (3, 2)</text:p>
            <text:p>Comparison Table: p-value: 0.0059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1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948, (3, 2)</text:p>
            <text:p>BG: p-value: 0.8993, (3, 2)</text:p>
            <text:p>Comparison Table: p-value: 0.020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68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617, (3, 2)</text:p>
            <text:p>BG: p-value: 0.8215, (3, 2)</text:p>
            <text:p>Comparison Table: p-value: 0.104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858, (3, 3)</text:p>
            <text:p>BG: p-value: 0.8573, (3, 3)</text:p>
            <text:p>Comparison Table: p-value: 0.0276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911, (3, 2)</text:p>
            <text:p>BG: p-value: 1.0, (3, 2)</text:p>
            <text:p>Comparison Table: p-value: 0.027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22, (3, 16)</text:p>
            <text:p>BG: p-value: 0.9999, (3, 26)</text:p>
            <text:p>Comparison Table: p-value: 0.0006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413, (3, 31)</text:p>
            <text:p>BG: p-value: 0.9999, (3, 60)</text:p>
            <text:p>Comparison Table: p-value: 0.0003, (1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904, (3, 3)</text:p>
            <text:p>BG: p-value: 1.0, (3, 3)</text:p>
            <text:p>Comparison Table: p-value: 0.0052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66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63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3 - Introducing issue assignee role [max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0.6492, (3, 2)</text:p>
            <text:p>Comparison Table: p-value: 0.081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004, (3, 5)</text:p>
            <text:p>BG: p-value: 0.7082, (3, 5)</text:p>
            <text:p>Comparison Table: p-value: 0.8547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387, (3, 27)</text:p>
            <text:p>BG: p-value: 0.8318, (3, 37)</text:p>
            <text:p>Comparison Table: p-value: 0.9098, (1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42, (3, 3)</text:p>
            <text:p>BG: p-value: 0.3886, (3, 3)</text:p>
            <text:p>Comparison Table: p-value: 0.0927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1498, (3, 2)</text:p>
            <text:p>Comparison Table: p-value: 0.707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0.5416, (3, 2)</text:p>
            <text:p>Comparison Table: p-value: 0.652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12]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384, (2, 3)</text:p>
            <text:p>BG: p-value: 0.841, (3, 3)</text:p>
            <text:p>Comparison Table: p-value: 0.6867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924, (2, 3)</text:p>
            <text:p>BG: p-value: 0.9269, (3, 6)</text:p>
            <text:p>Comparison Table: p-value: 0.1567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03, (2, 15)</text:p>
            <text:p>BG: p-value: [0.9699], (3, 22)</text:p>
            <text:p>Comparison Table: p-value: [0.0957]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961, (2, 3)</text:p>
            <text:p>BG: p-value: 1.0, (3, 3)</text:p>
            <text:p>Comparison Table: p-value: 0.4012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008, (3, 2)</text:p>
            <text:p>BG: p-value: [1.], (3, 5)</text:p>
            <text:p>Comparison Table: p-value: [0.9415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4)</text:p>
            <text:p>Comparison Table: p-value: 0.9696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9921], (3, 8)</text:p>
            <text:p>BG: p-value: 0.7685, (3, 17)</text:p>
            <text:p>Comparison Table: p-value: [0.9465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43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816, (3, 2)</text:p>
            <text:p>BG: p-value: 0.8661, (3, 2)</text:p>
            <text:p>Comparison Table: p-value: 0.85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733, (3, 2)</text:p>
            <text:p>BG: p-value: 0.6617, (3, 2)</text:p>
            <text:p>Comparison Table: p-value: 0.6448, (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6073, (3, 66)</text:p>
            <text:p>BG: p-value: 0.0001, (3, 62)</text:p>
            <text:p>Comparison Table: p-value: 0.8993, (2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276, (3, 2)</text:p>
            <text:p>BG: p-value: 0.1171, (3, 2)</text:p>
            <text:p>Comparison Table: p-value: 0.3274, (6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52, (3, 27)</text:p>
            <text:p>BG: p-value: 0.2416, (3, 26)</text:p>
            <text:p>Comparison Table: p-value: 0.9705, (81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791, (3, 4)</text:p>
            <text:p>BG: p-value: 0.016, (3, 4)</text:p>
            <text:p>Comparison Table: p-value: 0.4546, (1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892, (3, 7)</text:p>
            <text:p>BG: p-value: 0.2024, (3, 9)</text:p>
            <text:p>Comparison Table: p-value: 0.2972, (3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023, (3, 7)</text:p>
            <text:p>BG: p-value: 0.0306, (3, 8)</text:p>
            <text:p>Comparison Table: p-value: 0.6138, (27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5712, (3, 2)</text:p>
            <text:p>BG: p-value: 0.0247, (3, 2)</text:p>
            <text:p>Comparison Table: p-value: 0.829, (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5436, (3, 2)</text:p>
            <text:p>Comparison Table: p-value: 0.728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473, (3, 4)</text:p>
            <text:p>BG: p-value: 0.2503, (3, 5)</text:p>
            <text:p>Comparison Table: p-value: 0.671, (15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184, (3, 2)</text:p>
            <text:p>BG: p-value: 1.0, (3, 2)</text:p>
            <text:p>Comparison Table: p-value: 0.033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64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54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895, (3, 2)</text:p>
            <text:p>BG: p-value: 1.0, (3, 2)</text:p>
            <text:p>Comparison Table: p-value: 0.002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5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804, (3, 2)</text:p>
            <text:p>BG: p-value: 0.4772, (3, 2)</text:p>
            <text:p>Comparison Table: p-value: 0.728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65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976, (3, 2)</text:p>
            <text:p>BG: p-value: 0.4671, (3, 2)</text:p>
            <text:p>Comparison Table: p-value: 0.148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00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28, (3, 2)</text:p>
            <text:p>BG: p-value: 1.0, (3, 2)</text:p>
            <text:p>Comparison Table: p-value: 0.013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72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365, (3, 2)</text:p>
            <text:p>BG: p-value: 0.1976, (3, 2)</text:p>
            <text:p>Comparison Table: p-value: 0.92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823, (3, 3)</text:p>
            <text:p>BG: p-value: 0.8817, (3, 3)</text:p>
            <text:p>Comparison Table: p-value: 0.9262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248, (3, 2)</text:p>
            <text:p>BG: p-value: 0.6619, (3, 2)</text:p>
            <text:p>Comparison Table: p-value: 0.136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21, (3, 19)</text:p>
            <text:p>BG: p-value: 0.9986, (3, 26)</text:p>
            <text:p>Comparison Table: p-value: 0.8054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79, (3, 34)</text:p>
            <text:p>BG: p-value: 0.997, (3, 59)</text:p>
            <text:p>Comparison Table: p-value: 0.9854, (1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437, (3, 3)</text:p>
            <text:p>BG: p-value: 0.9949, (3, 3)</text:p>
            <text:p>Comparison Table: p-value: 0.813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61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4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5.4 - Introducing issue creator role [max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9145, (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8282, (5, 2)</text:p>
            <text:p>BG: p-value: 0.0143, (5, 2)</text:p>
            <text:p>Comparison Table: p-value: 0.9464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1)</text:p>
            <text:p>BG: p-value: 0.4208, (5, 2)</text:p>
            <text:p>Comparison Table: p-value: 0.9976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1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64, (4, 3)</text:p>
            <text:p>BG: p-value: 0.9969, (4, 3)</text:p>
            <text:p>Comparison Table: p-value: 0.9975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6)</text:p>
            <text:p>BG: p-value: 0.9988, (4, 6)</text:p>
            <text:p>Comparison Table: p-value: 0.457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4)</text:p>
            <text:p>BG: p-value: 1.0, (4, 28)</text:p>
            <text:p>Comparison Table: p-value: 0.9643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4)</text:p>
            <text:p>BG: p-value: 0.991, (4, 3)</text:p>
            <text:p>Comparison Table: p-value: 0.8927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4)</text:p>
            <text:p>BG: p-value: 0.5767, (5, 5)</text:p>
            <text:p>Comparison Table: p-value: 0.9847, (2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0.285, (5, 4)</text:p>
            <text:p>Comparison Table: p-value: 0.9955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8)</text:p>
            <text:p>BG: p-value: 0.5299, (5, 18)</text:p>
            <text:p>Comparison Table: p-value: 0.9808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5, 1)</text:p>
            <text:p>Comparison Table: p-value: 0.9039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348, (5, 5)</text:p>
            <text:p>Comparison Table: p-value: 1.0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796, (4, 2)</text:p>
            <text:p>BG: p-value: 0.6059, (5, 2)</text:p>
            <text:p>Comparison Table: p-value: 0.957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719, (4, 2)</text:p>
            <text:p>BG: p-value: 0.84, (5, 2)</text:p>
            <text:p>Comparison Table: p-value: 0.985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73, (5, 66)</text:p>
            <text:p>BG: p-value: 1.0, (5, 62)</text:p>
            <text:p>Comparison Table: p-value: 0.3316, (3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041, (5, 2)</text:p>
            <text:p>BG: p-value: 0.8319, (5, 2)</text:p>
            <text:p>Comparison Table: p-value: 0.6737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5, 27)</text:p>
            <text:p>BG: p-value: 1.0, (5, 26)</text:p>
            <text:p>Comparison Table: p-value: 1.0, (1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506, (5, 4)</text:p>
            <text:p>BG: p-value: 0.7464, (5, 4)</text:p>
            <text:p>Comparison Table: p-value: 0.9171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081, (5, 7)</text:p>
            <text:p>BG: p-value: 0.9963, (5, 9)</text:p>
            <text:p>Comparison Table: p-value: 0.9629, (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581, (5, 7)</text:p>
            <text:p>BG: p-value: 0.9561, (5, 8)</text:p>
            <text:p>Comparison Table: p-value: 0.7376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137, (5, 2)</text:p>
            <text:p>BG: p-value: 0.5527, (5, 2)</text:p>
            <text:p>Comparison Table: p-value: 0.9445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307, (5, 2)</text:p>
            <text:p>BG: p-value: 0.333, (5, 2)</text:p>
            <text:p>Comparison Table: p-value: 0.7236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63, (5, 4)</text:p>
            <text:p>BG: p-value: 0.1049, (5, 5)</text:p>
            <text:p>Comparison Table: p-value: 0.982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409, (5, 2)</text:p>
            <text:p>BG: p-value: 0.939, (5, 2)</text:p>
            <text:p>Comparison Table: p-value: 0.0112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02, (5, 4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053, (5, 6)</text:p>
            <text:p>Comparison Table: p-value: 1.0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504, (5, 2)</text:p>
            <text:p>BG: p-value: 0.977, (5, 2)</text:p>
            <text:p>Comparison Table: p-value: 0.000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33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74, (5, 2)</text:p>
            <text:p>BG: p-value: 0.7073, (5, 2)</text:p>
            <text:p>Comparison Table: p-value: 0.8416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47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79, (5, 2)</text:p>
            <text:p>BG: p-value: 0.3603, (5, 2)</text:p>
            <text:p>Comparison Table: p-value: 0.3126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6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941, (5, 2)</text:p>
            <text:p>BG: p-value: 0.2243, (5, 2)</text:p>
            <text:p>Comparison Table: p-value: 0.004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029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231, (4, 2)</text:p>
            <text:p>BG: p-value: 0.7427, (5, 2)</text:p>
            <text:p>Comparison Table: p-value: 0.6308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7, (4, 3)</text:p>
            <text:p>BG: p-value: 0.9996, (5, 3)</text:p>
            <text:p>Comparison Table: p-value: 0.9998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501, (4, 2)</text:p>
            <text:p>BG: p-value: 1.0, (5, 2)</text:p>
            <text:p>Comparison Table: p-value: 0.0167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9)</text:p>
            <text:p>BG: p-value: 1.0, (5, 26)</text:p>
            <text:p>Comparison Table: p-value: 0.9309, (13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4)</text:p>
            <text:p>BG: p-value: 1.0, (5, 60)</text:p>
            <text:p>Comparison Table: p-value: 0.9987, (3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82, (4, 3)</text:p>
            <text:p>BG: p-value: 1.0, (5, 3)</text:p>
            <text:p>Comparison Table: p-value: 0.9661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641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79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arget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5, 2)</text:p>
            <text:p>Comparison Table: p-value: 0.9438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9, (30, 2)</text:p>
            <text:p>BG: p-value: 0.0001, (37, 2)</text:p>
            <text:p>Comparison Table: p-value: 0.7149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0, 1)</text:p>
            <text:p>BG: p-value: 0.7796, (37, 2)</text:p>
            <text:p>Comparison Table: p-value: 0.7449, (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1, 3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1, 3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1, 11)</text:p>
            <text:p>Comparison Table: p-value: [1.], (12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1, 3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1, 3)</text:p>
            <text:p>BG: p-value: 1.0, (26, 3)</text:p>
            <text:p>Comparison Table: p-value: 0.939, (8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1, 6)</text:p>
            <text:p>BG: p-value: 1.0, (26, 6)</text:p>
            <text:p>Comparison Table: p-value: 0.1308, (1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21, 24)</text:p>
            <text:p>BG: p-value: [1.], (26, 28)</text:p>
            <text:p>Comparison Table: p-value: [0.1933], (8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1, 4)</text:p>
            <text:p>BG: p-value: 1.0, (26, 3)</text:p>
            <text:p>Comparison Table: p-value: 0.7394, (108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[0.9921], (14, 4)</text:p>
            <text:p>BG: p-value: [0.0206], (24, 5)</text:p>
            <text:p>Comparison Table: p-value: [0.975], (143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9, 2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4, 2)</text:p>
            <text:p>BG: p-value: 0.1156, (24, 4)</text:p>
            <text:p>Comparison Table: p-value: [0.9864], (102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1.0, (14, 8)</text:p>
            <text:p>BG: p-value: [0.0382], (24, 18)</text:p>
            <text:p>Comparison Table: p-value: [0.9951], (45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4, 1)</text:p>
            <text:p>BG: p-value: 1.0, (24, 1)</text:p>
            <text:p>Comparison Table: p-value: 0.8489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225, (37, 5)</text:p>
            <text:p>Comparison Table: p-value: [1.], (18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09, (26, 2)</text:p>
            <text:p>BG: p-value: 0.9979, (35, 2)</text:p>
            <text:p>Comparison Table: p-value: 0.9984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173, (26, 2)</text:p>
            <text:p>BG: p-value: 0.998, (35, 2)</text:p>
            <text:p>Comparison Table: p-value: 0.9935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0, 66)</text:p>
            <text:p>BG: p-value: 1.0, (37, 62)</text:p>
            <text:p>Comparison Table: p-value: 1.0, (265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8796, (30, 2)</text:p>
            <text:p>BG: p-value: 0.0426, (37, 2)</text:p>
            <text:p>Comparison Table: p-value: 0.4885, (7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0, 27)</text:p>
            <text:p>BG: p-value: 1.0, (37, 26)</text:p>
            <text:p>Comparison Table: p-value: 1.0, (10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854, (30, 4)</text:p>
            <text:p>BG: p-value: 0.052, (37, 4)</text:p>
            <text:p>Comparison Table: p-value: 0.8532, (1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8018], (30, 7)</text:p>
            <text:p>BG: p-value: [0.3009], (37, 9)</text:p>
            <text:p>Comparison Table: p-value: [0.9971], (37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4925], (30, 7)</text:p>
            <text:p>BG: p-value: [0.0677], (37, 8)</text:p>
            <text:p>Comparison Table: p-value: [0.5061], (3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947, (30, 2)</text:p>
            <text:p>BG: p-value: 0.9992, (37, 2)</text:p>
            <text:p>Comparison Table: p-value: 0.8356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513, (30, 2)</text:p>
            <text:p>BG: p-value: 0.1963, (37, 2)</text:p>
            <text:p>Comparison Table: p-value: 0.7164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1, (30, 4)</text:p>
            <text:p>BG: p-value: 0.0001, (37, 5)</text:p>
            <text:p>Comparison Table: p-value: 0.3503, (19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246, (30, 2)</text:p>
            <text:p>BG: p-value: 0.9316, (37, 2)</text:p>
            <text:p>Comparison Table: p-value: 0.0001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52, (37, 4)</text:p>
            <text:p>Comparison Table: p-value: [1.]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08, (37, 6)</text:p>
            <text:p>Comparison Table: p-value: [1.], (2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787, (30, 2)</text:p>
            <text:p>BG: p-value: 0.9536, (37, 2)</text:p>
            <text:p>Comparison Table: p-value: 0.0001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223, (37, 2)</text:p>
            <text:p>Comparison Table: p-value: 1.0, (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71, (30, 2)</text:p>
            <text:p>BG: p-value: 0.987, (37, 2)</text:p>
            <text:p>Comparison Table: p-value: 0.9904, (7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718, (37, 2)</text:p>
            <text:p>Comparison Table: p-value: 1.0, (7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2038, (30, 2)</text:p>
            <text:p>BG: p-value: 0.0244, (37, 2)</text:p>
            <text:p>Comparison Table: p-value: 0.1091, (7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889, (37, 2)</text:p>
            <text:p>Comparison Table: p-value: 1.0, (7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241, (30, 2)</text:p>
            <text:p>BG: p-value: 0.0007, (37, 2)</text:p>
            <text:p>Comparison Table: p-value: 0.0115, (7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74, (37, 2)</text:p>
            <text:p>Comparison Table: p-value: 1.0, (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171, (27, 2)</text:p>
            <text:p>BG: p-value: 0.1814, (37, 2)</text:p>
            <text:p>Comparison Table: p-value: 0.9565, (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7, 3)</text:p>
            <text:p>BG: p-value: 1.0, (37, 3)</text:p>
            <text:p>Comparison Table: p-value: 0.9896, (1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457, (27, 2)</text:p>
            <text:p>BG: p-value: 0.5797, (37, 2)</text:p>
            <text:p>Comparison Table: p-value: 0.0152, (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7, 19)</text:p>
            <text:p>BG: p-value: 1.0, (37, 26)</text:p>
            <text:p>Comparison Table: p-value: 1.0, (100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26, 34)</text:p>
            <text:p>BG: p-value: 1.0, (37, 60)</text:p>
            <text:p>Comparison Table: p-value: [1.], (23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6, 3)</text:p>
            <text:p>BG: p-value: 1.0, (37, 3)</text:p>
            <text:p>Comparison Table: p-value: 0.9369, (1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971, (37, 2)</text:p>
            <text:p>Comparison Table: p-value: 1.0, (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2, (37, 2)</text:p>
            <text:p>Comparison Table: p-value: 1.0, (7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topic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529, (27, 2)</text:p>
            <text:p>BG: p-value: 0.4744, (37, 2)</text:p>
            <text:p>Comparison Table: p-value: 0.9509, (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649, (3, 2)</text:p>
            <text:p>BG: p-value: 0.5698, (3, 2)</text:p>
            <text:p>Comparison Table: p-value: 0.026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0.7791, (3, 2)</text:p>
            <text:p>Comparison Table: p-value: 0.15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739, (3, 3)</text:p>
            <text:p>BG: p-value: 0.7763, (3, 3)</text:p>
            <text:p>Comparison Table: p-value: 0.9755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24, (3, 6)</text:p>
            <text:p>BG: p-value: 0.9988, (3, 6)</text:p>
            <text:p>Comparison Table: p-value: 0.438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4)</text:p>
            <text:p>BG: p-value: 1.0, (3, 28)</text:p>
            <text:p>Comparison Table: p-value: 0.9985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12, (3, 4)</text:p>
            <text:p>BG: p-value: 1.0, (3, 3)</text:p>
            <text:p>Comparison Table: p-value: 0.6026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4)</text:p>
            <text:p>BG: p-value: 0.61, (3, 5)</text:p>
            <text:p>Comparison Table: p-value: 0.9108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7889, (3, 4)</text:p>
            <text:p>Comparison Table: p-value: 0.994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8)</text:p>
            <text:p>BG: p-value: 0.9955, (3, 18)</text:p>
            <text:p>Comparison Table: p-value: 0.9989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89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9244, (3, 2)</text:p>
            <text:p>Comparison Table: p-value: 0.845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294, (3, 2)</text:p>
            <text:p>BG: p-value: 0.3669, (3, 2)</text:p>
            <text:p>Comparison Table: p-value: 0.571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66)</text:p>
            <text:p>BG: p-value: 1.0, (3, 62)</text:p>
            <text:p>Comparison Table: p-value: 0.0001, (2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672, (3, 2)</text:p>
            <text:p>BG: p-value: 0.9659, (3, 2)</text:p>
            <text:p>Comparison Table: p-value: 0.052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7)</text:p>
            <text:p>BG: p-value: 1.0, (3, 26)</text:p>
            <text:p>Comparison Table: p-value: 0.0006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01, (3, 4)</text:p>
            <text:p>BG: p-value: 0.9255, (3, 4)</text:p>
            <text:p>Comparison Table: p-value: 0.306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95, (3, 7)</text:p>
            <text:p>BG: p-value: 0.9671, (3, 9)</text:p>
            <text:p>Comparison Table: p-value: 0.4078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561, (3, 7)</text:p>
            <text:p>BG: p-value: 0.9993, (3, 8)</text:p>
            <text:p>Comparison Table: p-value: 0.4258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5987, (3, 2)</text:p>
            <text:p>Comparison Table: p-value: 0.221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384, (3, 2)</text:p>
            <text:p>BG: p-value: 0.8075, (3, 2)</text:p>
            <text:p>Comparison Table: p-value: 0.178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4)</text:p>
            <text:p>BG: p-value: 0.9418, (3, 5)</text:p>
            <text:p>Comparison Table: p-value: 0.7784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307, (3, 2)</text:p>
            <text:p>BG: p-value: 0.6989, (3, 2)</text:p>
            <text:p>Comparison Table: p-value: 0.004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808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063, (3, 6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517, (3, 2)</text:p>
            <text:p>BG: p-value: 0.4532, (3, 2)</text:p>
            <text:p>Comparison Table: p-value: 0.000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1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445, (3, 2)</text:p>
            <text:p>BG: p-value: 0.8592, (3, 2)</text:p>
            <text:p>Comparison Table: p-value: 0.144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8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44, (3, 2)</text:p>
            <text:p>BG: p-value: 0.92, (3, 2)</text:p>
            <text:p>Comparison Table: p-value: 0.02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4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844, (3, 2)</text:p>
            <text:p>BG: p-value: 0.7678, (3, 2)</text:p>
            <text:p>Comparison Table: p-value: 0.004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76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5289, (3, 2)</text:p>
            <text:p>Comparison Table: p-value: 0.356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328, (3, 3)</text:p>
            <text:p>BG: p-value: 0.9425, (3, 3)</text:p>
            <text:p>Comparison Table: p-value: 0.3626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385, (3, 2)</text:p>
            <text:p>BG: p-value: 0.6392, (3, 2)</text:p>
            <text:p>Comparison Table: p-value: 0.010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84, (3, 19)</text:p>
            <text:p>BG: p-value: 1.0, (3, 26)</text:p>
            <text:p>Comparison Table: p-value: 0.5234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9, (3, 34)</text:p>
            <text:p>BG: p-value: 1.0, (3, 60)</text:p>
            <text:p>Comparison Table: p-value: 0.9743, (1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389, (3, 3)</text:p>
            <text:p>BG: p-value: 1.0, (3, 3)</text:p>
            <text:p>Comparison Table: p-value: 0.0715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74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2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6 - Aspects of introducing issue discussion: action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457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, 11)</text:p>
            <text:p>Comparison Table: p-value: [1.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643, (2, 3)</text:p>
            <text:p>BG: p-value: 0.7903, (2, 3)</text:p>
            <text:p>Comparison Table: p-value: 0.658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095, (2, 6)</text:p>
            <text:p>BG: p-value: 0.7309, (2, 6)</text:p>
            <text:p>Comparison Table: p-value: 0.435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879, (2, 24)</text:p>
            <text:p>BG: p-value: 0.5118, (2, 28)</text:p>
            <text:p>Comparison Table: p-value: 0.8081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4)</text:p>
            <text:p>BG: p-value: 0.8096, (2, 3)</text:p>
            <text:p>Comparison Table: p-value: 0.898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4)</text:p>
            <text:p>BG: p-value: 0.1357, (2, 5)</text:p>
            <text:p>Comparison Table: p-value: [0.682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1.0, (1, 2)</text:p>
            <text:p>BG: p-value: 0.0159, (2, 4)</text:p>
            <text:p>Comparison Table: p-value: 1.0, (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1.0, (1, 8)</text:p>
            <text:p>BG: p-value: 0.0001, (2, 18)</text:p>
            <text:p>Comparison Table: p-value: 0.9736, (3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03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24751648943330187, (2, 2)</text:p>
            <text:p>Comparison Table: p-value: 0.684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137254901960785, (2, 2)</text:p>
            <text:p>BG: p-value: 0.6881679903082514, (2, 2)</text:p>
            <text:p>Comparison Table: p-value: 0.427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64, (2, 66)</text:p>
            <text:p>BG: p-value: 0.0001, (2, 62)</text:p>
            <text:p>Comparison Table: p-value: 0.6239, (14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28952991452991456, (2, 2)</text:p>
            <text:p>BG: p-value: 0.008221298701110874, (2, 2)</text:p>
            <text:p>Comparison Table: p-value: 0.4715, (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777, (2, 27)</text:p>
            <text:p>BG: p-value: 0.0008, (2, 26)</text:p>
            <text:p>Comparison Table: p-value: 0.9955, (5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5606, (2, 4)</text:p>
            <text:p>BG: p-value: 0.0033, (2, 4)</text:p>
            <text:p>Comparison Table: p-value: 0.5125, (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3, (2, 7)</text:p>
            <text:p>BG: p-value: 0.0795, (2, 9)</text:p>
            <text:p>Comparison Table: p-value: 0.837, (2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708, (2, 7)</text:p>
            <text:p>BG: p-value: 0.0097, (2, 8)</text:p>
            <text:p>Comparison Table: p-value: 0.5738, (1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06088542322092603, (2, 2)</text:p>
            <text:p>Comparison Table: p-value: 0.81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942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865, (2, 4)</text:p>
            <text:p>BG: p-value: 0.0519, (2, 5)</text:p>
            <text:p>Comparison Table: p-value: 0.9652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525030525030525, (2, 2)</text:p>
            <text:p>BG: p-value: 0.33084445619135716, (2, 2)</text:p>
            <text:p>Comparison Table: p-value: 0.007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31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728, (2, 6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01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239316239316239, (2, 2)</text:p>
            <text:p>BG: p-value: 0.49493320598721574, (2, 2)</text:p>
            <text:p>Comparison Table: p-value: 0.701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53072853072853, (2, 2)</text:p>
            <text:p>BG: p-value: 1.0, (2, 2)</text:p>
            <text:p>Comparison Table: p-value: 0.101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4164525345987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33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9941396894628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488721804511278, (2, 2)</text:p>
            <text:p>BG: p-value: 0.14221820541342237, (2, 2)</text:p>
            <text:p>Comparison Table: p-value: 0.739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992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49, (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9314, (2, 19)</text:p>
            <text:p>BG: p-value: 0.0283, (2, 26)</text:p>
            <text:p>Comparison Table: p-value: 0.7524, (5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393, (2, 34)</text:p>
            <text:p>BG: p-value: 0.6464, (2, 60)</text:p>
            <text:p>Comparison Table: p-value: 0.935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824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374707442658760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714873125885361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8 - does it have a wiki? or does it have a specification? [any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5448179271708682, (2, 2)</text:p>
            <text:p>Comparison Table: p-value: 0.914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2.1 - ML bug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[1.]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1)</text:p>
            <text:p>Comparison Table: p-value: [1.], (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3)</text:p>
            <text:p>Comparison Table: p-value: 0.794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6)</text:p>
            <text:p>BG: p-value: 1.0, (1, 6)</text:p>
            <text:p>Comparison Table: p-value: 0.233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4)</text:p>
            <text:p>BG: p-value: 1.0, (1, 28)</text:p>
            <text:p>Comparison Table: p-value: 0.9242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4)</text:p>
            <text:p>BG: p-value: 1.0, (1, 3)</text:p>
            <text:p>Comparison Table: p-value: 0.576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4)</text:p>
            <text:p>BG: p-value: 1.0, (1, 5)</text:p>
            <text:p>Comparison Table: p-value: 0.962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4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8)</text:p>
            <text:p>BG: p-value: 1.0, (1, 18)</text:p>
            <text:p>Comparison Table: p-value: 0.9517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5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7600271472734542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7666930598491917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66)</text:p>
            <text:p>BG: p-value: 0.0633, (2, 62)</text:p>
            <text:p>Comparison Table: p-value: 0.4848, (13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0.37254901960784315, (2, 2)</text:p>
            <text:p>Comparison Table: p-value: 0.641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7)</text:p>
            <text:p>BG: p-value: 0.5763, (2, 26)</text:p>
            <text:p>Comparison Table: p-value: 0.9995, (5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4)</text:p>
            <text:p>BG: p-value: 1.0, (2, 4)</text:p>
            <text:p>Comparison Table: p-value: 0.472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7)</text:p>
            <text:p>BG: p-value: 1.0, (2, 9)</text:p>
            <text:p>Comparison Table: p-value: 0.7127, (1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7)</text:p>
            <text:p>BG: p-value: 1.0, (2, 8)</text:p>
            <text:p>Comparison Table: p-value: 0.6014, (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2, 2)</text:p>
            <text:p>Comparison Table: p-value: 0.845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4)</text:p>
            <text:p>BG: p-value: 0.4631, (2, 5)</text:p>
            <text:p>Comparison Table: p-value: 0.8258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2, 2)</text:p>
            <text:p>Comparison Table: p-value: 0.00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17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6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2, 2)</text:p>
            <text:p>Comparison Table: p-value: 0.000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0.4117647058823529, (2, 2)</text:p>
            <text:p>Comparison Table: p-value: 0.884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0.3333333333333333, (2, 2)</text:p>
            <text:p>Comparison Table: p-value: 0.022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0.45098039215686275, (2, 2)</text:p>
            <text:p>Comparison Table: p-value: 0.006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3)</text:p>
            <text:p>Comparison Table: p-value: 0.9703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019642816704237825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9)</text:p>
            <text:p>BG: p-value: 1.0, (1, 26)</text:p>
            <text:p>Comparison Table: p-value: 0.6569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4)</text:p>
            <text:p>BG: p-value: 1.0, (1, 60)</text:p>
            <text:p>Comparison Table: p-value: 0.7139, (6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3)</text:p>
            <text:p>Comparison Table: p-value: 0.5074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9 - Introducing issue reopened [any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3 - Aspects of ML bug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3 - Aspects of ML bug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3, 14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3 - Aspects of ML bug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3, 9)</text:p>
            <text:p>Comparison Table: p-value: [1.]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8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42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3)</text:p>
            <text:p>Comparison Table: p-value: [1.]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0)</text:p>
            <text:p>Comparison Table: p-value: [1.]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3)</text:p>
            <text:p>Comparison Table: p-value: [1.], (3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8)</text:p>
            <text:p>Comparison Table: p-value: [1.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218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84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9)</text:p>
            <text:p>Comparison Table: p-value: [1.]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8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[1.]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33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3)</text:p>
            <text:p>Comparison Table: p-value: 1.0, (13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0)</text:p>
            <text:p>Comparison Table: p-value: 1.0, (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06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56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3)</text:p>
            <text:p>Comparison Table: p-value: [1.]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8)</text:p>
            <text:p>Comparison Table: p-value: [1.]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1, 3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1, 3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1, 9)</text:p>
            <text:p>Comparison Table: p-value: [1.]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1, 3)</text:p>
            <text:p>Comparison Table: p-value: [1.]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6, 2)</text:p>
            <text:p>Comparison Table: p-value: [1.], (12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6, 2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6, 8)</text:p>
            <text:p>Comparison Table: p-value: [1.], (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1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826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631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33)</text:p>
            <text:p>Comparison Table: p-value: [1.], (46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20)</text:p>
            <text:p>Comparison Table: p-value: [1.], (2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981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997], (14, 3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004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577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401], (14, 3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809], (14, 3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597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591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595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925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779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881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6919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7115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3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4, 13)</text:p>
            <text:p>Comparison Table: p-value: [1.], (18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4, 28)</text:p>
            <text:p>Comparison Table: p-value: [1.], (39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3)</text:p>
            <text:p>Comparison Table: p-value: [1.]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4, 1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9)</text:p>
            <text:p>Comparison Table: p-value: [1.]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8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[1.]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3)</text:p>
            <text:p>Comparison Table: p-value: 1.0, (9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0)</text:p>
            <text:p>Comparison Table: p-value: 1.0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3)</text:p>
            <text:p>Comparison Table: p-value: 1.0, (3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8)</text:p>
            <text:p>Comparison Table: p-value: [1.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3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1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6)</text:p>
            <text:p>BG: p-value: 1.0, (3, 6)</text:p>
            <text:p>Comparison Table: p-value: 0.7394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4)</text:p>
            <text:p>BG: p-value: 1.0, (3, 28)</text:p>
            <text:p>Comparison Table: p-value: 0.9973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49, (3, 4)</text:p>
            <text:p>BG: p-value: 1.0, (3, 3)</text:p>
            <text:p>Comparison Table: p-value: 0.899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4)</text:p>
            <text:p>BG: p-value: 1.0, (3, 4)</text:p>
            <text:p>Comparison Table: p-value: 1.0, (15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942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8)</text:p>
            <text:p>BG: p-value: 1.0, (3, 12)</text:p>
            <text:p>Comparison Table: p-value: 0.9801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0.7822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59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2596, (3, 2)</text:p>
            <text:p>Comparison Table: p-value: 0.877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8875, (3, 2)</text:p>
            <text:p>Comparison Table: p-value: 0.968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6)</text:p>
            <text:p>BG: p-value: 1.0, (3, 36)</text:p>
            <text:p>Comparison Table: p-value: 1.0, (1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1)</text:p>
            <text:p>Comparison Table: p-value: 0.649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0)</text:p>
            <text:p>BG: p-value: 1.0, (3, 20)</text:p>
            <text:p>Comparison Table: p-value: 1.0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0.4106, (3, 2)</text:p>
            <text:p>Comparison Table: p-value: 0.0821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0.8877, (3, 3)</text:p>
            <text:p>Comparison Table: p-value: 0.9771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4)</text:p>
            <text:p>BG: p-value: 0.8412, (3, 3)</text:p>
            <text:p>Comparison Table: p-value: 0.8367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1.0, (3, 2)</text:p>
            <text:p>Comparison Table: p-value: 0.949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2373, (3, 2)</text:p>
            <text:p>Comparison Table: p-value: 0.459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0.9874, (3, 5)</text:p>
            <text:p>Comparison Table: p-value: 0.9994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07, (3, 2)</text:p>
            <text:p>BG: p-value: 0.605, (3, 2)</text:p>
            <text:p>Comparison Table: p-value: 0.198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36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76, (3, 5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5143, (3, 2)</text:p>
            <text:p>Comparison Table: p-value: 0.033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7656, (3, 2)</text:p>
            <text:p>Comparison Table: p-value: 0.860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686, (3, 2)</text:p>
            <text:p>BG: p-value: 0.7974, (3, 2)</text:p>
            <text:p>Comparison Table: p-value: 0.959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7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)</text:p>
            <text:p>BG: p-value: 0.8049, (3, 2)</text:p>
            <text:p>Comparison Table: p-value: 0.669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0.7866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1.0, (3, 3)</text:p>
            <text:p>Comparison Table: p-value: 0.993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41, (3, 2)</text:p>
            <text:p>BG: p-value: 1.0, (3, 1)</text:p>
            <text:p>Comparison Table: p-value: 0.048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4)</text:p>
            <text:p>BG: p-value: 1.0, (3, 25)</text:p>
            <text:p>Comparison Table: p-value: 0.9983, (7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1)</text:p>
            <text:p>BG: p-value: 1.0, (3, 52)</text:p>
            <text:p>Comparison Table: p-value: 1.0, (1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)</text:p>
            <text:p>BG: p-value: 1.0, (3, 3)</text:p>
            <text:p>Comparison Table: p-value: 0.9506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88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3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5.1 - ML introducing change discussant rol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1)</text:p>
            <text:p>BG: p-value: 1.0, (3, 1)</text:p>
            <text:p>Comparison Table: p-value: 0.7922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4)</text:p>
            <text:p>BG: p-value: 0.966, (5, 4)</text:p>
            <text:p>Comparison Table: p-value: [0.9781], (29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1.0, (5, 2)</text:p>
            <text:p>Comparison Table: p-value: 0.7314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8)</text:p>
            <text:p>BG: p-value: 1.0, (5, 12)</text:p>
            <text:p>Comparison Table: p-value: 0.9, (6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1)</text:p>
            <text:p>BG: p-value: 1.0, (5, 1)</text:p>
            <text:p>Comparison Table: p-value: 0.554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765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0.8902, (6, 2)</text:p>
            <text:p>Comparison Table: p-value: 0.4793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599, (6, 2)</text:p>
            <text:p>BG: p-value: 1.0, (6, 2)</text:p>
            <text:p>Comparison Table: p-value: 0.3616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36)</text:p>
            <text:p>BG: p-value: 1.0, (6, 34)</text:p>
            <text:p>Comparison Table: p-value: 0.0051, (2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1.0, (6, 1)</text:p>
            <text:p>Comparison Table: p-value: 0.1927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0)</text:p>
            <text:p>BG: p-value: 1.0, (6, 19)</text:p>
            <text:p>Comparison Table: p-value: 0.0888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86, (6, 3)</text:p>
            <text:p>BG: p-value: 1.0, (6, 2)</text:p>
            <text:p>Comparison Table: p-value: 0.0844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3)</text:p>
            <text:p>BG: p-value: 0.9811, (6, 3)</text:p>
            <text:p>Comparison Table: p-value: 0.4444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481], (6, 4)</text:p>
            <text:p>BG: p-value: 1.0, (6, 3)</text:p>
            <text:p>Comparison Table: p-value: 0.3998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0.3542, (6, 2)</text:p>
            <text:p>Comparison Table: p-value: 0.5216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0.7475, (6, 2)</text:p>
            <text:p>Comparison Table: p-value: 0.558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1)</text:p>
            <text:p>BG: p-value: 0.8413, (6, 5)</text:p>
            <text:p>Comparison Table: p-value: [0.4438]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844, (6, 2)</text:p>
            <text:p>BG: p-value: 1.0, (6, 1)</text:p>
            <text:p>Comparison Table: p-value: 0.0483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524, (6, 4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87, (6, 5)</text:p>
            <text:p>Comparison Table: p-value: [1.]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409, (6, 2)</text:p>
            <text:p>BG: p-value: 1.0, (6, 2)</text:p>
            <text:p>Comparison Table: p-value: 0.08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0.6956, (6, 2)</text:p>
            <text:p>Comparison Table: p-value: 0.4174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)</text:p>
            <text:p>BG: p-value: 0.6707, (6, 2)</text:p>
            <text:p>Comparison Table: p-value: 0.602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75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079, (6, 2)</text:p>
            <text:p>BG: p-value: 0.8494, (6, 2)</text:p>
            <text:p>Comparison Table: p-value: 0.0783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37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1)</text:p>
            <text:p>BG: p-value: 1.0, (6, 1)</text:p>
            <text:p>Comparison Table: p-value: 0.227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3)</text:p>
            <text:p>BG: p-value: 1.0, (6, 3)</text:p>
            <text:p>Comparison Table: p-value: 0.2349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171, (6, 2)</text:p>
            <text:p>BG: p-value: 1.0, (6, 1)</text:p>
            <text:p>Comparison Table: p-value: 0.0107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14)</text:p>
            <text:p>BG: p-value: 1.0, (6, 25)</text:p>
            <text:p>Comparison Table: p-value: 0.8597, (1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21)</text:p>
            <text:p>BG: p-value: 1.0, (6, 52)</text:p>
            <text:p>Comparison Table: p-value: 0.9811, (3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3)</text:p>
            <text:p>BG: p-value: 1.0, (6, 3)</text:p>
            <text:p>Comparison Table: p-value: 0.1801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625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05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arget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6, 1)</text:p>
            <text:p>BG: p-value: 1.0, (6, 1)</text:p>
            <text:p>Comparison Table: p-value: 0.23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21, 4)</text:p>
            <text:p>BG: p-value: [1.], (21, 4)</text:p>
            <text:p>Comparison Table: p-value: [1.], (114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0, 2)</text:p>
            <text:p>BG: p-value: 1.0, (21, 2)</text:p>
            <text:p>Comparison Table: p-value: 0.9404, (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0, 8)</text:p>
            <text:p>BG: p-value: 1.0, (21, 12)</text:p>
            <text:p>Comparison Table: p-value: 0.9998, (2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0, 1)</text:p>
            <text:p>BG: p-value: 1.0, (21, 1)</text:p>
            <text:p>Comparison Table: p-value: 0.8888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56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27, (24, 2)</text:p>
            <text:p>BG: p-value: 0.9961, (28, 2)</text:p>
            <text:p>Comparison Table: p-value: 0.9868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649, (24, 2)</text:p>
            <text:p>BG: p-value: 0.9989, (28, 2)</text:p>
            <text:p>Comparison Table: p-value: 0.9691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36)</text:p>
            <text:p>BG: p-value: 1.0, (28, 34)</text:p>
            <text:p>Comparison Table: p-value: 1.0, (10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653, (24, 2)</text:p>
            <text:p>BG: p-value: 1.0, (28, 1)</text:p>
            <text:p>Comparison Table: p-value: 0.8457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20)</text:p>
            <text:p>BG: p-value: 1.0, (28, 19)</text:p>
            <text:p>Comparison Table: p-value: 1.0, (59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9994], (24, 3)</text:p>
            <text:p>BG: p-value: 0.8973, (28, 2)</text:p>
            <text:p>Comparison Table: p-value: [0.0864], (8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9978], (24, 3)</text:p>
            <text:p>BG: p-value: 0.9995, (28, 3)</text:p>
            <text:p>Comparison Table: p-value: [0.9896]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5581], (24, 4)</text:p>
            <text:p>BG: p-value: 0.9932, (28, 3)</text:p>
            <text:p>Comparison Table: p-value: [0.5232], (1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2)</text:p>
            <text:p>BG: p-value: 0.7358, (28, 2)</text:p>
            <text:p>Comparison Table: p-value: 0.9994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2)</text:p>
            <text:p>BG: p-value: 0.9994, (28, 2)</text:p>
            <text:p>Comparison Table: p-value: 0.9715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1)</text:p>
            <text:p>BG: p-value: [0.9521], (28, 5)</text:p>
            <text:p>Comparison Table: p-value: [0.9364], (1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335, (24, 2)</text:p>
            <text:p>BG: p-value: 1.0, (28, 1)</text:p>
            <text:p>Comparison Table: p-value: 0.3722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999], (28, 4)</text:p>
            <text:p>Comparison Table: p-value: [1.]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28, 5)</text:p>
            <text:p>Comparison Table: p-value: [1.], (1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947, (24, 2)</text:p>
            <text:p>BG: p-value: 0.223, (28, 2)</text:p>
            <text:p>Comparison Table: p-value: 0.507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04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2)</text:p>
            <text:p>BG: p-value: 0.4957, (28, 2)</text:p>
            <text:p>Comparison Table: p-value: 0.9437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139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939, (24, 2)</text:p>
            <text:p>BG: p-value: 0.9344, (28, 2)</text:p>
            <text:p>Comparison Table: p-value: 0.8502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56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945, (24, 2)</text:p>
            <text:p>BG: p-value: 0.9591, (28, 2)</text:p>
            <text:p>Comparison Table: p-value: 0.9743, (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528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1)</text:p>
            <text:p>BG: p-value: 1.0, (28, 1)</text:p>
            <text:p>Comparison Table: p-value: 0.9186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3)</text:p>
            <text:p>BG: p-value: 1.0, (28, 3)</text:p>
            <text:p>Comparison Table: p-value: 0.9827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831, (24, 2)</text:p>
            <text:p>BG: p-value: 1.0, (28, 1)</text:p>
            <text:p>Comparison Table: p-value: 0.002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24, 14)</text:p>
            <text:p>BG: p-value: 1.0, (28, 25)</text:p>
            <text:p>Comparison Table: p-value: [1.], (7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24, 21)</text:p>
            <text:p>BG: p-value: [1.], (28, 52)</text:p>
            <text:p>Comparison Table: p-value: [1.], (149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3)</text:p>
            <text:p>BG: p-value: 1.0, (28, 3)</text:p>
            <text:p>Comparison Table: p-value: 0.9662, (9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2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71, (28, 2)</text:p>
            <text:p>Comparison Table: p-value: [1.], (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topic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4, 1)</text:p>
            <text:p>BG: p-value: 1.0, (28, 1)</text:p>
            <text:p>Comparison Table: p-value: 0.9228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13, (4, 4)</text:p>
            <text:p>BG: p-value: 1.0, (3, 4)</text:p>
            <text:p>Comparison Table: p-value: 0.9815, (19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2)</text:p>
            <text:p>Comparison Table: p-value: 0.8173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8)</text:p>
            <text:p>BG: p-value: 1.0, (3, 12)</text:p>
            <text:p>Comparison Table: p-value: 0.9734, (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3, 1)</text:p>
            <text:p>Comparison Table: p-value: 0.59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2)</text:p>
            <text:p>Comparison Table: p-value: 0.8794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711, (4, 2)</text:p>
            <text:p>BG: p-value: 0.8065, (3, 2)</text:p>
            <text:p>Comparison Table: p-value: 0.730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6)</text:p>
            <text:p>BG: p-value: 1.0, (3, 34)</text:p>
            <text:p>Comparison Table: p-value: 0.8911, (14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1)</text:p>
            <text:p>Comparison Table: p-value: 0.1951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0)</text:p>
            <text:p>BG: p-value: 1.0, (3, 19)</text:p>
            <text:p>Comparison Table: p-value: 0.9981, (8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)</text:p>
            <text:p>BG: p-value: 1.0, (3, 2)</text:p>
            <text:p>Comparison Table: p-value: 0.047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)</text:p>
            <text:p>BG: p-value: 0.9544, (3, 3)</text:p>
            <text:p>Comparison Table: p-value: 0.8319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011, (4, 4)</text:p>
            <text:p>BG: p-value: 1.0, (3, 3)</text:p>
            <text:p>Comparison Table: p-value: 0.6966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2)</text:p>
            <text:p>Comparison Table: p-value: 0.8306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2)</text:p>
            <text:p>Comparison Table: p-value: 0.2592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3, 5)</text:p>
            <text:p>Comparison Table: p-value: 0.9923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1)</text:p>
            <text:p>Comparison Table: p-value: 0.0079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85, (3, 4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5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325, (4, 2)</text:p>
            <text:p>BG: p-value: 1.0, (3, 2)</text:p>
            <text:p>Comparison Table: p-value: 0.004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2)</text:p>
            <text:p>Comparison Table: p-value: 0.8674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3, 2)</text:p>
            <text:p>Comparison Table: p-value: 0.9231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92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278, (4, 2)</text:p>
            <text:p>BG: p-value: 0.7174, (3, 2)</text:p>
            <text:p>Comparison Table: p-value: 0.374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25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3, 1)</text:p>
            <text:p>Comparison Table: p-value: 0.566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)</text:p>
            <text:p>BG: p-value: 1.0, (3, 3)</text:p>
            <text:p>Comparison Table: p-value: 0.8362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03, (4, 2)</text:p>
            <text:p>BG: p-value: 1.0, (3, 1)</text:p>
            <text:p>Comparison Table: p-value: 0.0216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4)</text:p>
            <text:p>BG: p-value: 1.0, (3, 25)</text:p>
            <text:p>Comparison Table: p-value: 0.9817, (8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1)</text:p>
            <text:p>BG: p-value: 1.0, (3, 52)</text:p>
            <text:p>Comparison Table: p-value: 0.9997, (17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)</text:p>
            <text:p>BG: p-value: 1.0, (3, 3)</text:p>
            <text:p>Comparison Table: p-value: 0.677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25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L6 - Aspects of ML introducing change discussion: action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3, 1)</text:p>
            <text:p>Comparison Table: p-value: 0.574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0.1928, (5, 4)</text:p>
            <text:p>Comparison Table: p-value: [0.9127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8)</text:p>
            <text:p>BG: p-value: 0.0743, (5, 18)</text:p>
            <text:p>Comparison Table: p-value: [0.9994], (9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5, 1)</text:p>
            <text:p>Comparison Table: p-value: 0.805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1.0, (4, 2)</text:p>
            <text:p>BG: p-value: 0.0479, (5, 2)</text:p>
            <text:p>Comparison Table: p-value: [0.7262], (1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242, (4, 2)</text:p>
            <text:p>BG: p-value: 0.7474, (5, 2)</text:p>
            <text:p>Comparison Table: p-value: [0.4853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8)</text:p>
            <text:p>BG: p-value: 1.0, (5, 34)</text:p>
            <text:p>Comparison Table: p-value: 1.0, (22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5, 1)</text:p>
            <text:p>Comparison Table: p-value: 0.963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0)</text:p>
            <text:p>BG: p-value: 1.0, (5, 19)</text:p>
            <text:p>Comparison Table: p-value: 1.0, (1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4, 3)</text:p>
            <text:p>BG: p-value: 1.0, (5, 2)</text:p>
            <text:p>Comparison Table: p-value: [0.3549]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0.8288, (5, 3)</text:p>
            <text:p>Comparison Table: p-value: [0.9398], (1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4, 4)</text:p>
            <text:p>BG: p-value: [0.93], (5, 3)</text:p>
            <text:p>Comparison Table: p-value: [0.7617]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5, 2)</text:p>
            <text:p>Comparison Table: p-value: [0.9633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5, 2)</text:p>
            <text:p>Comparison Table: p-value: 0.8548, (11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4437, (4, 2)</text:p>
            <text:p>BG: p-value: [0.0038], (5, 4)</text:p>
            <text:p>Comparison Table: p-value: [0.7745], (2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5, 1)</text:p>
            <text:p>Comparison Table: p-value: 0.6878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1.], (5, 3)</text:p>
            <text:p>Comparison Table: p-value: [1.]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5245], (5, 4)</text:p>
            <text:p>Comparison Table: p-value: [1.]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0.6904, (5, 2)</text:p>
            <text:p>Comparison Table: p-value: [0.5341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992, (5, 2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234, (4, 2)</text:p>
            <text:p>BG: p-value: 1.0, (5, 2)</text:p>
            <text:p>Comparison Table: p-value: [0.771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322, (4, 2)</text:p>
            <text:p>BG: p-value: 0.7509, (5, 2)</text:p>
            <text:p>Comparison Table: p-value: [0.9504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719, (4, 2)</text:p>
            <text:p>BG: p-value: 0.9077, (5, 2)</text:p>
            <text:p>Comparison Table: p-value: [0.5963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5, 1)</text:p>
            <text:p>Comparison Table: p-value: 0.961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)</text:p>
            <text:p>BG: p-value: 1.0, (5, 3)</text:p>
            <text:p>Comparison Table: p-value: 0.9958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5, 1)</text:p>
            <text:p>Comparison Table: p-value: 0.1627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9)</text:p>
            <text:p>BG: p-value: 0.999, (5, 25)</text:p>
            <text:p>Comparison Table: p-value: [0.9956], (13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1.], (4, 14)</text:p>
            <text:p>BG: p-value: [1.], (5, 51)</text:p>
            <text:p>Comparison Table: p-value: [0.9991], (26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3)</text:p>
            <text:p>BG: p-value: 1.0, (5, 3)</text:p>
            <text:p>Comparison Table: p-value: 0.9636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[1.]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2 - Type of other media in which bug was discussed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1)</text:p>
            <text:p>BG: p-value: 1.0, (5, 1)</text:p>
            <text:p>Comparison Table: p-value: 0.963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7)</text:p>
            <text:p>Comparison Table: p-value: [1.]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B1 - Build tool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7)</text:p>
            <text:p>Comparison Table: p-value: [1.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8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8 - Multiple concern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[1.]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9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2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3.1 - Discussant roles in other media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2)</text:p>
            <text:p>Comparison Table: p-value: 0.4857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4)</text:p>
            <text:p>BG: p-value: 1.0, (4, 34)</text:p>
            <text:p>Comparison Table: p-value: 1.0, (1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8)</text:p>
            <text:p>BG: p-value: 1.0, (4, 19)</text:p>
            <text:p>Comparison Table: p-value: 1.0, (7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4, 2)</text:p>
            <text:p>Comparison Table: p-value: 0.2642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4, 3)</text:p>
            <text:p>Comparison Table: p-value: 0.9444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2)</text:p>
            <text:p>Comparison Table: p-value: 0.9738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4, 2)</text:p>
            <text:p>Comparison Table: p-value: 0.8706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0625, (4, 4)</text:p>
            <text:p>Comparison Table: p-value: [1.]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3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4)</text:p>
            <text:p>Comparison Table: p-value: [1.]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2)</text:p>
            <text:p>Comparison Table: p-value: 0.0577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2)</text:p>
            <text:p>Comparison Table: p-value: 0.763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372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4214, (4, 2)</text:p>
            <text:p>Comparison Table: p-value: 0.48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14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4, 1)</text:p>
            <text:p>Comparison Table: p-value: 0.1375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9)</text:p>
            <text:p>BG: p-value: 1.0, (4, 25)</text:p>
            <text:p>Comparison Table: p-value: 0.9997, (10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4)</text:p>
            <text:p>BG: p-value: 1.0, (4, 51)</text:p>
            <text:p>Comparison Table: p-value: 1.0, (2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4, 3)</text:p>
            <text:p>Comparison Table: p-value: 0.9874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arget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8, 1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2)</text:p>
            <text:p>BG: p-value: 0.7321, (18, 2)</text:p>
            <text:p>Comparison Table: p-value: 0.9923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2)</text:p>
            <text:p>BG: p-value: 0.9551, (18, 2)</text:p>
            <text:p>Comparison Table: p-value: 0.6991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34)</text:p>
            <text:p>BG: p-value: 1.0, (18, 34)</text:p>
            <text:p>Comparison Table: p-value: 1.0, (6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)</text:p>
            <text:p>BG: p-value: 1.0, (18, 1)</text:p>
            <text:p>Comparison Table: p-value: 0.9535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8)</text:p>
            <text:p>BG: p-value: 1.0, (18, 19)</text:p>
            <text:p>Comparison Table: p-value: 1.0, (3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3)</text:p>
            <text:p>BG: p-value: 0.9985, (18, 2)</text:p>
            <text:p>Comparison Table: p-value: 0.3171, (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2)</text:p>
            <text:p>BG: p-value: 0.9997, (18, 3)</text:p>
            <text:p>Comparison Table: p-value: 0.99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3)</text:p>
            <text:p>BG: p-value: 0.9967, (18, 3)</text:p>
            <text:p>Comparison Table: p-value: [0.9977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2)</text:p>
            <text:p>BG: p-value: 0.997, (18, 2)</text:p>
            <text:p>Comparison Table: p-value: 0.9955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)</text:p>
            <text:p>BG: p-value: 1.0, (18, 2)</text:p>
            <text:p>Comparison Table: p-value: 0.9878, (36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685, (8, 2)</text:p>
            <text:p>BG: p-value: [0.0017], (18, 4)</text:p>
            <text:p>Comparison Table: p-value: [0.9973], (7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)</text:p>
            <text:p>BG: p-value: 1.0, (18, 1)</text:p>
            <text:p>Comparison Table: p-value: 0.951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8, (18, 3)</text:p>
            <text:p>Comparison Table: p-value: [1.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[0.9998], (18, 4)</text:p>
            <text:p>Comparison Table: p-value: [1.]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2)</text:p>
            <text:p>BG: p-value: 0.9458, (18, 2)</text:p>
            <text:p>Comparison Table: p-value: 0.377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98, (18, 2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39, (8, 2)</text:p>
            <text:p>BG: p-value: 0.9962, (18, 2)</text:p>
            <text:p>Comparison Table: p-value: 0.8792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52, (18, 2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804, (8, 2)</text:p>
            <text:p>BG: p-value: 0.5779, (18, 2)</text:p>
            <text:p>Comparison Table: p-value: 0.999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84, (18, 2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2)</text:p>
            <text:p>BG: p-value: 0.6488, (18, 2)</text:p>
            <text:p>Comparison Table: p-value: 0.7105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9, (18, 2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)</text:p>
            <text:p>BG: p-value: 1.0, (18, 1)</text:p>
            <text:p>Comparison Table: p-value: 0.9507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3)</text:p>
            <text:p>BG: p-value: 1.0, (18, 3)</text:p>
            <text:p>Comparison Table: p-value: 0.9987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25, (8, 2)</text:p>
            <text:p>BG: p-value: 1.0, (18, 1)</text:p>
            <text:p>Comparison Table: p-value: 0.3116, (2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9)</text:p>
            <text:p>BG: p-value: 1.0, (18, 25)</text:p>
            <text:p>Comparison Table: p-value: 1.0, (4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4)</text:p>
            <text:p>BG: p-value: 1.0, (18, 51)</text:p>
            <text:p>Comparison Table: p-value: [1.], (9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3)</text:p>
            <text:p>BG: p-value: 1.0, (18, 3)</text:p>
            <text:p>Comparison Table: p-value: 0.9993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8, 2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8, 1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topic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8, 1)</text:p>
            <text:p>BG: p-value: 1.0, (18, 1)</text:p>
            <text:p>Comparison Table: p-value: 0.952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I2 - CI build statu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2820512820512821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4)</text:p>
            <text:p>BG: p-value: 1.0, (1, 34)</text:p>
            <text:p>Comparison Table: p-value: 0.9895, (3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8)</text:p>
            <text:p>BG: p-value: 1.0, (1, 19)</text:p>
            <text:p>Comparison Table: p-value: 1.0, (1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2)</text:p>
            <text:p>Comparison Table: p-value: 0.3471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4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4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06318681318681318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2994505494505495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2)</text:p>
            <text:p>Comparison Table: p-value: 0.3076923076923077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3)</text:p>
            <text:p>Comparison Table: p-value: 1.0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2)</text:p>
            <text:p>BG: p-value: 1.0, (1, 1)</text:p>
            <text:p>Comparison Table: p-value: 0.08333333333333333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9)</text:p>
            <text:p>BG: p-value: 1.0, (1, 25)</text:p>
            <text:p>Comparison Table: p-value: 0.9722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4)</text:p>
            <text:p>BG: p-value: 1.0, (1, 51)</text:p>
            <text:p>Comparison Table: p-value: 0.9881, (5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3)</text:p>
            <text:p>BG: p-value: 1.0, (1, 3)</text:p>
            <text:p>Comparison Table: p-value: 0.7738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4 - Aspects of discussions in other media: action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1, 1)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I2 - CI build statu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43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597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B1 - Build tool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4, (5, 64)</text:p>
            <text:p>Comparison Table: p-value: 1.0, (3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B2 - Dependency resolu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124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B3 - Build practic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93, (5, 27)</text:p>
            <text:p>Comparison Table: p-value: 1.0, (1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14, (5, 5)</text:p>
            <text:p>Comparison Table: p-value: 1.0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922, (5, 9)</text:p>
            <text:p>Comparison Table: p-value: [1.]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08, (5, 9)</text:p>
            <text:p>Comparison Table: p-value: [1.]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7 - Committer typ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187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8 - Multiple concern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8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9 - Commit type Swans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772, (5, 5)</text:p>
            <text:p>Comparison Table: p-value: 1.0, (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0 -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14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66, (5, 4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62, (5, 7)</text:p>
            <text:p>Comparison Table: p-value: 1.0, (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0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748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13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19 -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8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577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703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08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8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3, (5, 26)</text:p>
            <text:p>Comparison Table: p-value: 1.0, (1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384, (5, 60)</text:p>
            <text:p>Comparison Table: p-value: [1.], (30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3)</text:p>
            <text:p>Comparison Table: p-value: 1.0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77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466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O5 - Buggy files arepresent in the BIC?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I3 - CI build status change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9147039383534039, (2, 2)</text:p>
            <text:p>BG: p-value: 0.7244346966634531, (2, 2)</text:p>
            <text:p>Comparison Table: p-value: 0.2771, (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2 - CI build status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8458, (2, 42)</text:p>
            <text:p>BG: p-value: 0.0264, (2, 38)</text:p>
            <text:p>Comparison Table: p-value: 0.8896, (86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8387096774193555, (2, 2)</text:p>
            <text:p>BG: p-value: 0.4838709677419355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12, (2, 21)</text:p>
            <text:p>BG: p-value: 0.4336, (2, 20)</text:p>
            <text:p>Comparison Table: p-value: 1.0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989, (2, 4)</text:p>
            <text:p>BG: p-value: 1.0, (2, 2)</text:p>
            <text:p>Comparison Table: p-value: 0.069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381, (2, 4)</text:p>
            <text:p>BG: p-value: 1.0, (2, 3)</text:p>
            <text:p>Comparison Table: p-value: 0.806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06, (2, 5)</text:p>
            <text:p>BG: p-value: 0.474, (2, 4)</text:p>
            <text:p>Comparison Table: p-value: 0.7554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685082190087751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995550611790879, (2, 2)</text:p>
            <text:p>BG: p-value: 1.0, (2, 2)</text:p>
            <text:p>Comparison Table: p-value: 0.5727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4)</text:p>
            <text:p>BG: p-value: 0.8701, (2, 5)</text:p>
            <text:p>Comparison Table: p-value: 0.8776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33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931, (2, 6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244346966634531, (2, 2)</text:p>
            <text:p>BG: p-value: 1.0, (2, 2)</text:p>
            <text:p>Comparison Table: p-value: 0.004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15561347792430893, (2, 2)</text:p>
            <text:p>Comparison Table: p-value: 0.681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5982008995502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159871677064695, (2, 2)</text:p>
            <text:p>BG: p-value: 0.7223934721942937, (2, 2)</text:p>
            <text:p>Comparison Table: p-value: 0.559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3259176863181317, (2, 2)</text:p>
            <text:p>BG: p-value: 1.0, (2, 2)</text:p>
            <text:p>Comparison Table: p-value: 0.1387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358876117496807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807, (2, 3)</text:p>
            <text:p>BG: p-value: 1.0, (2, 3)</text:p>
            <text:p>Comparison Table: p-value: 0.99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1)</text:p>
            <text:p>Comparison Table: p-value: 0.024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319, (2, 18)</text:p>
            <text:p>BG: p-value: 0.1292, (2, 26)</text:p>
            <text:p>Comparison Table: p-value: 0.8366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372, (2, 35)</text:p>
            <text:p>BG: p-value: 0.9888, (2, 59)</text:p>
            <text:p>Comparison Table: p-value: 0.9442, (1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233, (2, 3)</text:p>
            <text:p>BG: p-value: 1.0, (2, 3)</text:p>
            <text:p>Comparison Table: p-value: 0.6576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3936472623903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012235817575083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2 - CI build statu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B1 - Build tool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324, (2, 42)</text:p>
            <text:p>BG: p-value: 0.9611, (2, 38)</text:p>
            <text:p>Comparison Table: p-value: 0.0087, (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512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069, (2, 21)</text:p>
            <text:p>BG: p-value: 0.9992, (2, 20)</text:p>
            <text:p>Comparison Table: p-value: 0.934, (4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507, (2, 4)</text:p>
            <text:p>BG: p-value: 0.25241250342570654, (2, 2)</text:p>
            <text:p>Comparison Table: p-value: 0.0675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266, (2, 4)</text:p>
            <text:p>BG: p-value: 1.0, (2, 3)</text:p>
            <text:p>Comparison Table: p-value: 0.6808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84, (2, 5)</text:p>
            <text:p>BG: p-value: 1.0, (2, 4)</text:p>
            <text:p>Comparison Table: p-value: 0.6877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75719460369071, (2, 2)</text:p>
            <text:p>BG: p-value: 0.43314794215795327, (2, 2)</text:p>
            <text:p>Comparison Table: p-value: 0.499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304465278881296, (2, 2)</text:p>
            <text:p>BG: p-value: 0.43314794215795327, (2, 2)</text:p>
            <text:p>Comparison Table: p-value: 0.306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641, (2, 4)</text:p>
            <text:p>BG: p-value: 1.0, (2, 5)</text:p>
            <text:p>Comparison Table: p-value: 0.7109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744474696363268, (2, 2)</text:p>
            <text:p>BG: p-value: 0.4838709677419356, (2, 2)</text:p>
            <text:p>Comparison Table: p-value: 0.004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53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721, (2, 6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733697667295385, (2, 2)</text:p>
            <text:p>BG: p-value: 0.599555061179088, (2, 2)</text:p>
            <text:p>Comparison Table: p-value: 0.001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2401021711366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790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5982008995502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52096808738488, (2, 2)</text:p>
            <text:p>BG: p-value: 0.4725475971691576, (2, 2)</text:p>
            <text:p>Comparison Table: p-value: 0.166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6771614192903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2844960008475026, (2, 2)</text:p>
            <text:p>BG: p-value: 0.7223934721942933, (2, 2)</text:p>
            <text:p>Comparison Table: p-value: 0.037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2401021711366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2, 1)</text:p>
            <text:p>Comparison Table: p-value: 0.4442571053784295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237, (2, 3)</text:p>
            <text:p>BG: p-value: 0.7605, (2, 3)</text:p>
            <text:p>Comparison Table: p-value: 0.891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325090556458744, (2, 2)</text:p>
            <text:p>BG: p-value: 1.0, (2, 1)</text:p>
            <text:p>Comparison Table: p-value: 0.015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034, (2, 18)</text:p>
            <text:p>BG: p-value: 0.8235, (2, 26)</text:p>
            <text:p>Comparison Table: p-value: 0.5794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481, (2, 35)</text:p>
            <text:p>BG: p-value: 0.8851, (2, 59)</text:p>
            <text:p>Comparison Table: p-value: 0.8302, (1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78, (2, 3)</text:p>
            <text:p>BG: p-value: 1.0, (2, 3)</text:p>
            <text:p>Comparison Table: p-value: 0.463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19194166357681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I3 - CI build status change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1)</text:p>
            <text:p>BG: p-value: 1.0, (2, 1)</text:p>
            <text:p>Comparison Table: p-value: 0.4442571053784295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B2 - Dependency resolution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72, 2)</text:p>
            <text:p>BG: p-value: 0.0001, (64, 2)</text:p>
            <text:p>Comparison Table: p-value: 0.9046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72, 27)</text:p>
            <text:p>BG: p-value: 1.0, (64, 27)</text:p>
            <text:p>Comparison Table: p-value: 1.0, (199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72, 5)</text:p>
            <text:p>BG: p-value: 0.0001, (64, 5)</text:p>
            <text:p>Comparison Table: p-value: 0.0001, (37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72, 8)</text:p>
            <text:p>BG: p-value: 0.0001, (64, 9)</text:p>
            <text:p>Comparison Table: p-value: 0.1937, (7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72, 10)</text:p>
            <text:p>BG: p-value: 0.0001, (64, 9)</text:p>
            <text:p>Comparison Table: p-value: 0.9978, (80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4, (72, 2)</text:p>
            <text:p>BG: p-value: 0.0001, (64, 2)</text:p>
            <text:p>Comparison Table: p-value: 0.73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584, (72, 2)</text:p>
            <text:p>BG: p-value: 0.9951, (64, 2)</text:p>
            <text:p>Comparison Table: p-value: 0.0001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758, (72, 5)</text:p>
            <text:p>BG: p-value: 1.0, (64, 5)</text:p>
            <text:p>Comparison Table: p-value: 0.5422, (37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72, 2)</text:p>
            <text:p>BG: p-value: 0.0001, (64, 2)</text:p>
            <text:p>Comparison Table: p-value: 0.0001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64, 4)</text:p>
            <text:p>Comparison Table: p-value: 1.0, (2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64, 7)</text:p>
            <text:p>Comparison Table: p-value: 1.0, (4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72, 2)</text:p>
            <text:p>BG: p-value: 1.0, (64, 2)</text:p>
            <text:p>Comparison Table: p-value: 0.0001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4, 2)</text:p>
            <text:p>Comparison Table: p-value: 1.0, (1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01, (72, 2)</text:p>
            <text:p>BG: p-value: 0.9883, (64, 2)</text:p>
            <text:p>Comparison Table: p-value: 0.0006, (148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7, (64, 2)</text:p>
            <text:p>Comparison Table: p-value: 1.0, (1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83, (72, 2)</text:p>
            <text:p>BG: p-value: 0.0733, (64, 2)</text:p>
            <text:p>Comparison Table: p-value: 0.0001, (1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64, 2)</text:p>
            <text:p>Comparison Table: p-value: 1.0, (128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1 - Build tool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7, (72, 2)</text:p>
            <text:p>BG: p-value: 0.0001, (64, 2)</text:p>
            <text:p>Comparison Table: p-value: 0.0001, (14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64, 2)</text:p>
            <text:p>Comparison Table: p-value: 1.0, (1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71, 2)</text:p>
            <text:p>BG: p-value: 0.0001, (56, 2)</text:p>
            <text:p>Comparison Table: p-value: 0.0862, (1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62, (71, 3)</text:p>
            <text:p>BG: p-value: 1.0, (56, 3)</text:p>
            <text:p>Comparison Table: p-value: 0.1048, (2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71, 2)</text:p>
            <text:p>BG: p-value: 0.0001, (56, 2)</text:p>
            <text:p>Comparison Table: p-value: 0.0001, (1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71, 21)</text:p>
            <text:p>BG: p-value: 1.0, (56, 26)</text:p>
            <text:p>Comparison Table: p-value: 1.0, (184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70, 38)</text:p>
            <text:p>BG: p-value: 1.0, (56, 60)</text:p>
            <text:p>Comparison Table: p-value: 1.0, (40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70, 3)</text:p>
            <text:p>BG: p-value: 1.0, (56, 3)</text:p>
            <text:p>Comparison Table: p-value: 0.0001, (21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56, 2)</text:p>
            <text:p>Comparison Table: p-value: 1.0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56, 2)</text:p>
            <text:p>Comparison Table: p-value: 1.0, (1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1 - Build tool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71, 2)</text:p>
            <text:p>BG: p-value: 0.0001, (56, 2)</text:p>
            <text:p>Comparison Table: p-value: 0.3389, (14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B3 - Build practices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2, 27)</text:p>
            <text:p>BG: p-value: 0.0001, (2, 27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2, 5)</text:p>
            <text:p>BG: p-value: 0.0001, (2, 5)</text:p>
            <text:p>Comparison Table: p-value: 0.035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2, 8)</text:p>
            <text:p>BG: p-value: 0.0001, (2, 9)</text:p>
            <text:p>Comparison Table: p-value: 0.9132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2, 10)</text:p>
            <text:p>BG: p-value: 0.0001, (2, 9)</text:p>
            <text:p>Comparison Table: p-value: 0.9196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466460482945194, (2, 2)</text:p>
            <text:p>BG: p-value: 0.3419502965843131, (2, 2)</text:p>
            <text:p>Comparison Table: p-value: 0.981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420981583595622, (2, 2)</text:p>
            <text:p>BG: p-value: 0.7795203981450013, (2, 2)</text:p>
            <text:p>Comparison Table: p-value: 0.071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092, (2, 5)</text:p>
            <text:p>BG: p-value: 0.438, (2, 5)</text:p>
            <text:p>Comparison Table: p-value: 0.7635, (1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 - Dependency resolution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8852999310409632, (2, 2)</text:p>
            <text:p>BG: p-value: 0.03170671928722316, (2, 2)</text:p>
            <text:p>Comparison Table: p-value: 0.0001, (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9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5, 1)</text:p>
            <text:p>Comparison Table: p-value: 1.0, (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14839712120335244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81552378730961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13930484650455145, (2, 2)</text:p>
            <text:p>BG: p-value: 0.6246289237101906, (2, 2)</text:p>
            <text:p>Comparison Table: p-value: 0.1126, (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239358158955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7944444053830646, (2, 2)</text:p>
            <text:p>Comparison Table: p-value: 0.005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71774307051840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840533488231516, (2, 2)</text:p>
            <text:p>BG: p-value: 0.13905315422365816, (2, 2)</text:p>
            <text:p>Comparison Table: p-value: 0.0007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85096971724730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540669271319426, (2, 2)</text:p>
            <text:p>BG: p-value: 0.002203441831924803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311, (2, 3)</text:p>
            <text:p>BG: p-value: 0.2103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8034967570571284, (2, 2)</text:p>
            <text:p>BG: p-value: 0.33755060728744946, (2, 2)</text:p>
            <text:p>Comparison Table: p-value: 0.008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444, (2, 21)</text:p>
            <text:p>BG: p-value: 0.8975, (2, 26)</text:p>
            <text:p>Comparison Table: p-value: 0.8069, (5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114, (2, 38)</text:p>
            <text:p>BG: p-value: 0.5854, (2, 60)</text:p>
            <text:p>Comparison Table: p-value: 0.4581, (12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967, (2, 3)</text:p>
            <text:p>BG: p-value: 1.0, (2, 3)</text:p>
            <text:p>Comparison Table: p-value: 0.567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654338549075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216982164350585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2 - Dependency resolution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386491557223265, (2, 2)</text:p>
            <text:p>BG: p-value: 0.06707317073170731, (2, 2)</text:p>
            <text:p>Comparison Table: p-value: 0.893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2.1 - Commit type (current)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27, 5)</text:p>
            <text:p>BG: p-value: 0.0001, (27, 5)</text:p>
            <text:p>Comparison Table: p-value: 0.0001, (1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27, 8)</text:p>
            <text:p>BG: p-value: 0.0001, (27, 9)</text:p>
            <text:p>Comparison Table: p-value: 0.997, (27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27, 10)</text:p>
            <text:p>BG: p-value: 0.0001, (27, 9)</text:p>
            <text:p>Comparison Table: p-value: 1.0, (29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921, (27, 2)</text:p>
            <text:p>BG: p-value: 0.1401, (27, 2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17, (27, 2)</text:p>
            <text:p>BG: p-value: 1.0, (27, 2)</text:p>
            <text:p>Comparison Table: p-value: 0.0005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4, (27, 5)</text:p>
            <text:p>BG: p-value: 1.0, (27, 5)</text:p>
            <text:p>Comparison Table: p-value: 0.9897, (1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445, (27, 2)</text:p>
            <text:p>BG: p-value: 0.0175, (27, 2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27, 4)</text:p>
            <text:p>Comparison Table: p-value: 1.0, (1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27, 7)</text:p>
            <text:p>Comparison Table: p-value: 1.0, (18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9, (27, 2)</text:p>
            <text:p>BG: p-value: 0.9999, (27, 2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9, (27, 2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599, (27, 2)</text:p>
            <text:p>BG: p-value: 0.9928, (27, 2)</text:p>
            <text:p>Comparison Table: p-value: 0.7178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84, (27, 2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054, (27, 2)</text:p>
            <text:p>BG: p-value: 0.7729, (27, 2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, (27, 2)</text:p>
            <text:p>Comparison Table: p-value: 1.0, (5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 - Build practice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7783, (27, 2)</text:p>
            <text:p>BG: p-value: 0.041, (27, 2)</text:p>
            <text:p>Comparison Table: p-value: 0.0001, (5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27, 2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27, 2)</text:p>
            <text:p>BG: p-value: 0.0001, (26, 2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7, 3)</text:p>
            <text:p>BG: p-value: 1.0, (26, 3)</text:p>
            <text:p>Comparison Table: p-value: 1.0, (81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 - Build practic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353, (27, 2)</text:p>
            <text:p>BG: p-value: 0.0183, (26, 2)</text:p>
            <text:p>Comparison Table: p-value: 0.0001, (5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7, 21)</text:p>
            <text:p>BG: p-value: 1.0, (26, 26)</text:p>
            <text:p>Comparison Table: p-value: 1.0, (72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7, 38)</text:p>
            <text:p>BG: p-value: 1.0, (26, 60)</text:p>
            <text:p>Comparison Table: p-value: 1.0, (16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7, 3)</text:p>
            <text:p>BG: p-value: 1.0, (26, 3)</text:p>
            <text:p>Comparison Table: p-value: 0.4427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26, 2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7, (26, 2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B3 - Build practic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4, (27, 2)</text:p>
            <text:p>BG: p-value: 0.0003, (26, 2)</text:p>
            <text:p>Comparison Table: p-value: 1.0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5, 8)</text:p>
            <text:p>BG: p-value: 0.0001, (5, 9)</text:p>
            <text:p>Comparison Table: p-value: 0.086, (5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5, 10)</text:p>
            <text:p>BG: p-value: 0.0001, (5, 9)</text:p>
            <text:p>Comparison Table: p-value: 0.0752, (5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08, (5, 2)</text:p>
            <text:p>BG: p-value: 0.0743, (5, 2)</text:p>
            <text:p>Comparison Table: p-value: 0.0088, (10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893, (5, 2)</text:p>
            <text:p>BG: p-value: 1.0, (5, 2)</text:p>
            <text:p>Comparison Table: p-value: 0.0043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326, (5, 5)</text:p>
            <text:p>BG: p-value: 0.3518, (5, 5)</text:p>
            <text:p>Comparison Table: p-value: 0.0223, (25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43, (5, 2)</text:p>
            <text:p>BG: p-value: 0.0542, (5, 2)</text:p>
            <text:p>Comparison Table: p-value: 0.0003, (10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5, 4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5, 7)</text:p>
            <text:p>Comparison Table: p-value: 1.0, (35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5241, (5, 2)</text:p>
            <text:p>BG: p-value: 0.0115, (5, 2)</text:p>
            <text:p>Comparison Table: p-value: 0.0001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6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11, (5, 2)</text:p>
            <text:p>BG: p-value: 0.6223, (5, 2)</text:p>
            <text:p>Comparison Table: p-value: 0.0282, (10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31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518, (5, 2)</text:p>
            <text:p>BG: p-value: 0.2746, (5, 2)</text:p>
            <text:p>Comparison Table: p-value: 0.0007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51, (5, 2)</text:p>
            <text:p>Comparison Table: p-value: 1.0, (1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3032, (5, 2)</text:p>
            <text:p>BG: p-value: 0.0047, (5, 2)</text:p>
            <text:p>Comparison Table: p-value: 0.0001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4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4, 2)</text:p>
            <text:p>BG: p-value: 0.0001, (4, 2)</text:p>
            <text:p>Comparison Table: p-value: 0.004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787, (4, 3)</text:p>
            <text:p>BG: p-value: 0.633, (4, 3)</text:p>
            <text:p>Comparison Table: p-value: 0.0051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01, (4, 2)</text:p>
            <text:p>BG: p-value: 0.0131, (4, 2)</text:p>
            <text:p>Comparison Table: p-value: 0.0014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088, (4, 21)</text:p>
            <text:p>BG: p-value: 0.9451, (4, 26)</text:p>
            <text:p>Comparison Table: p-value: 0.0001, (1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248, (4, 38)</text:p>
            <text:p>BG: p-value: 0.1119, (4, 60)</text:p>
            <text:p>Comparison Table: p-value: 0.0006, (24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086, (4, 3)</text:p>
            <text:p>BG: p-value: 0.9957, (4, 3)</text:p>
            <text:p>Comparison Table: p-value: 0.0047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5, (4, 2)</text:p>
            <text:p>Comparison Table: p-value: 1.0, (8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.1 - Commit type (current)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687, (4, 2)</text:p>
            <text:p>BG: p-value: 0.0073, (4, 2)</text:p>
            <text:p>Comparison Table: p-value: 0.0034, (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2.3 - Commit types (parents)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[0.0001], (8, 10)</text:p>
            <text:p>BG: p-value: [0.0001], (9, 9)</text:p>
            <text:p>Comparison Table: p-value: [0.7388], (10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072, (8, 2)</text:p>
            <text:p>BG: p-value: 0.4692, (9, 2)</text:p>
            <text:p>Comparison Table: p-value: 0.754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469, (8, 2)</text:p>
            <text:p>BG: p-value: 0.7003, (9, 2)</text:p>
            <text:p>Comparison Table: p-value: 0.2855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117, (8, 5)</text:p>
            <text:p>BG: p-value: 0.3532, (9, 5)</text:p>
            <text:p>Comparison Table: p-value: 0.9612, (5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898, (8, 2)</text:p>
            <text:p>BG: p-value: 0.0476, (9, 2)</text:p>
            <text:p>Comparison Table: p-value: 0.0002, (2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9, 4)</text:p>
            <text:p>Comparison Table: p-value: 1.0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9, 7)</text:p>
            <text:p>Comparison Table: p-value: [1.], (6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543, (8, 2)</text:p>
            <text:p>BG: p-value: 0.548, (9, 2)</text:p>
            <text:p>Comparison Table: p-value: 0.0006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74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13, (8, 2)</text:p>
            <text:p>BG: p-value: 0.6195, (9, 2)</text:p>
            <text:p>Comparison Table: p-value: 0.5605, (20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3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96, (8, 2)</text:p>
            <text:p>BG: p-value: 0.0739, (9, 2)</text:p>
            <text:p>Comparison Table: p-value: 0.0046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7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16, (8, 2)</text:p>
            <text:p>BG: p-value: 0.0003, (9, 2)</text:p>
            <text:p>Comparison Table: p-value: 0.0001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7, 2)</text:p>
            <text:p>BG: p-value: 0.0001, (9, 2)</text:p>
            <text:p>Comparison Table: p-value: 0.7345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61, (7, 3)</text:p>
            <text:p>BG: p-value: 0.9998, (8, 3)</text:p>
            <text:p>Comparison Table: p-value: 0.9939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354, (7, 2)</text:p>
            <text:p>BG: p-value: 0.0046, (9, 2)</text:p>
            <text:p>Comparison Table: p-value: 0.0064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888, (7, 21)</text:p>
            <text:p>BG: p-value: 1.0, (8, 26)</text:p>
            <text:p>Comparison Table: p-value: 0.9072, (2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5493], (7, 38)</text:p>
            <text:p>BG: p-value: 0.956, (8, 60)</text:p>
            <text:p>Comparison Table: p-value: [0.9145], (49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85, (7, 3)</text:p>
            <text:p>BG: p-value: 1.0, (8, 3)</text:p>
            <text:p>Comparison Table: p-value: 0.9385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3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3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2 - Commit types (children)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13, (7, 2)</text:p>
            <text:p>BG: p-value: 0.0052, (9, 2)</text:p>
            <text:p>Comparison Table: p-value: 0.9574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7 - Committer type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817, (10, 2)</text:p>
            <text:p>BG: p-value: 0.1199, (9, 2)</text:p>
            <text:p>Comparison Table: p-value: 0.8388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323, (10, 2)</text:p>
            <text:p>BG: p-value: 0.7314, (9, 2)</text:p>
            <text:p>Comparison Table: p-value: 0.4184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603, (10, 5)</text:p>
            <text:p>BG: p-value: 0.8412, (9, 5)</text:p>
            <text:p>Comparison Table: p-value: 0.9923, (5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599, (10, 2)</text:p>
            <text:p>BG: p-value: 0.4133, (9, 2)</text:p>
            <text:p>Comparison Table: p-value: 0.0002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3, (9, 4)</text:p>
            <text:p>Comparison Table: p-value: [1.]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9, 7)</text:p>
            <text:p>Comparison Table: p-value: [1.], (6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753, (10, 2)</text:p>
            <text:p>BG: p-value: 0.3024, (9, 2)</text:p>
            <text:p>Comparison Table: p-value: 0.0002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97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288, (10, 2)</text:p>
            <text:p>BG: p-value: 0.7276, (9, 2)</text:p>
            <text:p>Comparison Table: p-value: 0.5604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162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323, (10, 2)</text:p>
            <text:p>BG: p-value: 0.475, (9, 2)</text:p>
            <text:p>Comparison Table: p-value: 0.0427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404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119, (10, 2)</text:p>
            <text:p>BG: p-value: 0.0507, (9, 2)</text:p>
            <text:p>Comparison Table: p-value: 0.0006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55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01, (9, 2)</text:p>
            <text:p>BG: p-value: 0.0001, (8, 2)</text:p>
            <text:p>Comparison Table: p-value: 0.8113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43, (9, 3)</text:p>
            <text:p>BG: p-value: 0.9999, (8, 3)</text:p>
            <text:p>Comparison Table: p-value: 0.978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14, (9, 2)</text:p>
            <text:p>BG: p-value: 0.0005, (8, 2)</text:p>
            <text:p>Comparison Table: p-value: 0.0506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349, (9, 21)</text:p>
            <text:p>BG: p-value: 1.0, (8, 26)</text:p>
            <text:p>Comparison Table: p-value: 0.7941, (25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[0.7482], (8, 38)</text:p>
            <text:p>BG: p-value: 0.8818, (8, 60)</text:p>
            <text:p>Comparison Table: p-value: [0.6767], (56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69, (8, 3)</text:p>
            <text:p>BG: p-value: 1.0, (8, 3)</text:p>
            <text:p>Comparison Table: p-value: 0.6614, (3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8, (8, 2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4, (8, 2)</text:p>
            <text:p>Comparison Table: p-value: 1.0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.3 - Commit types (parents)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355, (9, 2)</text:p>
            <text:p>BG: p-value: 0.0095, (8, 2)</text:p>
            <text:p>Comparison Table: p-value: 0.8291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8 - Multiple concern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763787596364921, (2, 2)</text:p>
            <text:p>BG: p-value: 0.7175450311917522, (2, 2)</text:p>
            <text:p>Comparison Table: p-value: 0.02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389, (2, 5)</text:p>
            <text:p>BG: p-value: 0.6366, (2, 5)</text:p>
            <text:p>Comparison Table: p-value: 0.7909, (10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34803851605418, (2, 2)</text:p>
            <text:p>BG: p-value: 0.196597773251111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57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43, (2, 7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668069280887082, (2, 2)</text:p>
            <text:p>BG: p-value: 1.0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63200746842295, (2, 2)</text:p>
            <text:p>BG: p-value: 0.33535554061833794, (2, 2)</text:p>
            <text:p>Comparison Table: p-value: 0.333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396292038086836, (2, 2)</text:p>
            <text:p>BG: p-value: 0.7287665027818897, (2, 2)</text:p>
            <text:p>Comparison Table: p-value: 0.001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86234501381116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613720481189011, (2, 2)</text:p>
            <text:p>BG: p-value: 0.7373507037152478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525585534873459, (2, 2)</text:p>
            <text:p>BG: p-value: 0.307433383284776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897, (2, 3)</text:p>
            <text:p>BG: p-value: 0.5383, (2, 3)</text:p>
            <text:p>Comparison Table: p-value: 0.997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151649425393558, (2, 2)</text:p>
            <text:p>BG: p-value: 1.0, (2, 2)</text:p>
            <text:p>Comparison Table: p-value: 0.003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239, (2, 21)</text:p>
            <text:p>BG: p-value: 0.9072, (2, 26)</text:p>
            <text:p>Comparison Table: p-value: 0.7785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654, (2, 38)</text:p>
            <text:p>BG: p-value: 0.8091, (2, 60)</text:p>
            <text:p>Comparison Table: p-value: 0.0439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999, (2, 3)</text:p>
            <text:p>BG: p-value: 1.0, (2, 3)</text:p>
            <text:p>Comparison Table: p-value: 0.375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63818927286419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01843892865564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7 - Committer type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9288, (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8 - Multiple concerns</text:p>
          </table:table-cell>
          <table:table-cell office:value-type="string" calcext:value-type="string">
            <text:p>C9 - Commit type Swanson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1014, (2, 5)</text:p>
            <text:p>BG: p-value: 0.0202, (2, 5)</text:p>
            <text:p>Comparison Table: p-value: 0.0297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438454370149593, (2, 2)</text:p>
            <text:p>BG: p-value: 0.1672573939133397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24, (2, 7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24933507599784303, (2, 2)</text:p>
            <text:p>BG: p-value: 0.10219742738182384, (2, 2)</text:p>
            <text:p>Comparison Table: p-value: 0.0001, (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3096194691706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318057599327307, (2, 2)</text:p>
            <text:p>BG: p-value: 0.7796554132104363, (2, 2)</text:p>
            <text:p>Comparison Table: p-value: 0.0107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2932605983723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36144553698493587, (2, 2)</text:p>
            <text:p>BG: p-value: 0.23479726385665325, (2, 2)</text:p>
            <text:p>Comparison Table: p-value: 0.000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1109222554740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9516998160279, (2, 2)</text:p>
            <text:p>BG: p-value: 0.5680998416114855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628016680648259, (2, 2)</text:p>
            <text:p>BG: p-value: 1.0, (2, 2)</text:p>
            <text:p>Comparison Table: p-value: 0.251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1828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4578546157493524, (2, 2)</text:p>
            <text:p>BG: p-value: 0.5597165991902835, (2, 2)</text:p>
            <text:p>Comparison Table: p-value: 0.001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327, (2, 21)</text:p>
            <text:p>BG: p-value: 0.9069, (2, 26)</text:p>
            <text:p>Comparison Table: p-value: 0.464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115, (2, 38)</text:p>
            <text:p>BG: p-value: 0.7715, (2, 60)</text:p>
            <text:p>Comparison Table: p-value: 0.6418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138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464087227145251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8 - Multiple concern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201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0 - Test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073, (5, 2)</text:p>
            <text:p>BG: p-value: 0.3416, (5, 2)</text:p>
            <text:p>Comparison Table: p-value: 0.0002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263, (5, 4)</text:p>
            <text:p>Comparison Table: p-value: 1.0, (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661, (5, 7)</text:p>
            <text:p>Comparison Table: p-value: 1.0, (3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742, (5, 2)</text:p>
            <text:p>BG: p-value: 0.1484, (5, 2)</text:p>
            <text:p>Comparison Table: p-value: 0.000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264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43, (5, 2)</text:p>
            <text:p>BG: p-value: 0.2787, (5, 2)</text:p>
            <text:p>Comparison Table: p-value: 0.7341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4, (5, 2)</text:p>
            <text:p>Comparison Table: p-value: 1.0, (1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9 - Commit type Swanson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6547, (5, 2)</text:p>
            <text:p>BG: p-value: 0.0002, (5, 2)</text:p>
            <text:p>Comparison Table: p-value: 0.0009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5, (5, 2)</text:p>
            <text:p>Comparison Table: p-value: 1.0, (10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9 - Commit type Swanson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2703, (5, 2)</text:p>
            <text:p>BG: p-value: 0.0005, (5, 2)</text:p>
            <text:p>Comparison Table: p-value: 0.0001, (1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5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79, (4, 2)</text:p>
            <text:p>BG: p-value: 1.0, (5, 2)</text:p>
            <text:p>Comparison Table: p-value: 0.806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61, (4, 3)</text:p>
            <text:p>BG: p-value: 1.0, (5, 3)</text:p>
            <text:p>Comparison Table: p-value: 0.6251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441, (4, 2)</text:p>
            <text:p>BG: p-value: 1.0, (5, 2)</text:p>
            <text:p>Comparison Table: p-value: 0.0155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995, (4, 21)</text:p>
            <text:p>BG: p-value: 0.9287, (5, 26)</text:p>
            <text:p>Comparison Table: p-value: 0.6354, (13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7, (4, 38)</text:p>
            <text:p>BG: p-value: 0.9981, (5, 60)</text:p>
            <text:p>Comparison Table: p-value: 0.9968, (30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49, (4, 3)</text:p>
            <text:p>BG: p-value: 1.0, (5, 3)</text:p>
            <text:p>Comparison Table: p-value: 0.1298, (1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602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29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9 - Commit type Swanson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4, 2)</text:p>
            <text:p>BG: p-value: 1.0, (5, 2)</text:p>
            <text:p>Comparison Table: p-value: 0.5315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2, (2, 4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3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15 - Documentatio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344326729288158, (2, 2)</text:p>
            <text:p>BG: p-value: 0.052073415029244834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583701444705695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1011007707904642, (2, 2)</text:p>
            <text:p>BG: p-value: 0.37067811695006725, (2, 2)</text:p>
            <text:p>Comparison Table: p-value: 0.0001, (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7266386808922315, (2, 2)</text:p>
            <text:p>Comparison Table: p-value: 1.0, (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0 - Test change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4.7873178974031776e-05, (2, 2)</text:p>
            <text:p>BG: p-value: 0.09302489116515228, (2, 2)</text:p>
            <text:p>Comparison Table: p-value: 0.0001, (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13387368700879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696100915482929, (2, 2)</text:p>
            <text:p>BG: p-value: 0.5396292038086838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61030261030261, (2, 2)</text:p>
            <text:p>BG: p-value: 0.46716453295400673, (2, 2)</text:p>
            <text:p>Comparison Table: p-value: 0.003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000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8370561885578574, (2, 2)</text:p>
            <text:p>BG: p-value: 1.0, (2, 2)</text:p>
            <text:p>Comparison Table: p-value: 0.000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42, (2, 21)</text:p>
            <text:p>BG: p-value: 0.972, (2, 26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325, (2, 38)</text:p>
            <text:p>BG: p-value: 0.7183, (2, 60)</text:p>
            <text:p>Comparison Table: p-value: 0.0001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25, (2, 3)</text:p>
            <text:p>BG: p-value: 1.0, (2, 3)</text:p>
            <text:p>Comparison Table: p-value: 0.000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0 - Test chang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00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1, (4, 7)</text:p>
            <text:p>Comparison Table: p-value: 1.0, (2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51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0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87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466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415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593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6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26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31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844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464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943, (4, 26)</text:p>
            <text:p>Comparison Table: p-value: 1.0, (10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22, (4, 60)</text:p>
            <text:p>Comparison Table: p-value: 1.0, (2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7, (4, 3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99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888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1 - Bug-covering test change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239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15 - Documentatio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033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57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887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49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333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23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98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2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2 - Review tool [main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4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68, (6, 3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19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729, (6, 26)</text:p>
            <text:p>Comparison Table: p-value: 1.0, (15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8, (6, 60)</text:p>
            <text:p>Comparison Table: p-value: [1.], (36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6, 3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8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31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2 - Bug-covering changes prior or subsequent commit</text:p>
          </table:table-cell>
          <table:table-cell office:value-type="string" calcext:value-type="string">
            <text:p>R11 - Review branch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492, (7, 2)</text:p>
            <text:p>Comparison Table: p-value: 1.0, (1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7.696030202916613e-0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C17 - Refactoring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2946151501063, (2, 2)</text:p>
            <text:p>BG: p-value: 0.7242354992999216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081807427611613, (2, 2)</text:p>
            <text:p>Comparison Table: p-value: 1.0, (4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5 - Documentation change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22652921401716458, (2, 2)</text:p>
            <text:p>BG: p-value: 0.0002170714096388846, (2, 2)</text:p>
            <text:p>Comparison Table: p-value: 0.0001, (4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3819939583484288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6554444882062925, (2, 2)</text:p>
            <text:p>BG: p-value: 0.022173908819178384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376263094465560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00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34, (2, 3)</text:p>
            <text:p>BG: p-value: 1.0, (2, 3)</text:p>
            <text:p>Comparison Table: p-value: 0.000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144755433965666, (2, 2)</text:p>
            <text:p>BG: p-value: 1.0, (2, 2)</text:p>
            <text:p>Comparison Table: p-value: 0.0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935, (2, 21)</text:p>
            <text:p>BG: p-value: 0.9994, (2, 26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711, (2, 38)</text:p>
            <text:p>BG: p-value: 0.7434, (2, 60)</text:p>
            <text:p>Comparison Table: p-value: 0.0001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471, (2, 3)</text:p>
            <text:p>BG: p-value: 1.0, (2, 3)</text:p>
            <text:p>Comparison Table: p-value: 0.000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5 - Documentation chang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1.0, (2, 2)</text:p>
            <text:p>Comparison Table: p-value: 0.0003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C17 -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62635572407203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49156330339613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C19 -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1171706208654579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234291926095817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35693236620061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793211105081156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6286114905659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1, (2, 26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01, (2, 60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09087866363408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6 - Bug affecting documentation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6.186508644682294e-1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C19 - Design chang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876738136617141, (2, 2)</text:p>
            <text:p>BG: p-value: 0.7973395546030215, (2, 2)</text:p>
            <text:p>Comparison Table: p-value: 0.001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1049227216436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4666235611440439, (2, 2)</text:p>
            <text:p>Comparison Table: p-value: 0.000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655312126981539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14569105900375249, (2, 2)</text:p>
            <text:p>BG: p-value: 1.0, (2, 2)</text:p>
            <text:p>Comparison Table: p-value: 0.2765, (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291, (2, 3)</text:p>
            <text:p>BG: p-value: 1.0, (2, 3)</text:p>
            <text:p>Comparison Table: p-value: 0.9977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9307404309367272, (2, 2)</text:p>
            <text:p>BG: p-value: 1.0, (2, 2)</text:p>
            <text:p>Comparison Table: p-value: 0.010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485, (2, 21)</text:p>
            <text:p>BG: p-value: 0.9853, (2, 26)</text:p>
            <text:p>Comparison Table: p-value: 0.8258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435, (2, 38)</text:p>
            <text:p>BG: p-value: 0.9994, (2, 60)</text:p>
            <text:p>Comparison Table: p-value: 0.7197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8785, (2, 3)</text:p>
            <text:p>BG: p-value: 1.0, (2, 3)</text:p>
            <text:p>Comparison Table: p-value: 0.595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3781679343414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73343047536595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7 - Refactoring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8658536585365857, (2, 2)</text:p>
            <text:p>BG: p-value: 1.0, (2, 2)</text:p>
            <text:p>Comparison Table: p-value: 0.351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C19 -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966068870716207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85046692669546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79153509200193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265217095666915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37695590327169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8, (2, 26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991, (2, 60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56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8 - Bug-introducing refactoring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2682926829268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6.817785036996815e-1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26160413292083844, (2, 2)</text:p>
            <text:p>BG: p-value: 0.00115971625288867, (2, 2)</text:p>
            <text:p>Comparison Table: p-value: 0.000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402749856370633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2)</text:p>
            <text:p>BG: p-value: 0.2265012690709285, (2, 2)</text:p>
            <text:p>Comparison Table: p-value: 0.1192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1371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9307404309367272, (2, 2)</text:p>
            <text:p>BG: p-value: 0.5394736842105263, (2, 2)</text:p>
            <text:p>Comparison Table: p-value: 0.0005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739, (2, 21)</text:p>
            <text:p>BG: p-value: 0.786, (2, 26)</text:p>
            <text:p>Comparison Table: p-value: 0.1064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992, (2, 38)</text:p>
            <text:p>BG: p-value: 0.8972, (2, 60)</text:p>
            <text:p>Comparison Table: p-value: 0.7125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469, (2, 3)</text:p>
            <text:p>BG: p-value: 1.0, (2, 3)</text:p>
            <text:p>Comparison Table: p-value: 0.0783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896583974849470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689282311373592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19 - Design chang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497185741088181, (2, 2)</text:p>
            <text:p>BG: p-value: 0.5390243902439025, (2, 2)</text:p>
            <text:p>Comparison Table: p-value: 0.0486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04132835347099455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7.602208351109433e-0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021657676306632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018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892876682350366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428, (2, 26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492, (2, 60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628536211406066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1714353649837521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0 - Bug-introducing design change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069418386491557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2.451066935271185e-1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2 - Review tool [main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6505161226523455, (2, 2)</text:p>
            <text:p>BG: p-value: 0.6775184275184275, (2, 2)</text:p>
            <text:p>Comparison Table: p-value: 0.156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465, (2, 3)</text:p>
            <text:p>BG: p-value: 0.8969, (2, 3)</text:p>
            <text:p>Comparison Table: p-value: 0.002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6574351471984553, (2, 2)</text:p>
            <text:p>BG: p-value: 0.5961538461538463, (2, 2)</text:p>
            <text:p>Comparison Table: p-value: 0.000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409, (2, 21)</text:p>
            <text:p>BG: p-value: 0.9592, (2, 26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824, (2, 38)</text:p>
            <text:p>BG: p-value: 0.679, (2, 60)</text:p>
            <text:p>Comparison Table: p-value: 0.0146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2, 3)</text:p>
            <text:p>BG: p-value: 1.0, (2, 3)</text:p>
            <text:p>Comparison Table: p-value: 0.002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914623605808255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73343047536595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1 - Change of external dependenci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14212007504690427, (2, 2)</text:p>
            <text:p>BG: p-value: 1.0, (2, 2)</text:p>
            <text:p>Comparison Table: p-value: 0.0328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2 - Review tool [main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96286114905659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4 - Reviewer types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7 - Caused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273662326293905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471, (2, 26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998, (2, 60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3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018365314280624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0713279738796566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22 - Bug-introducing dependency changes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4 - Reviewer types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615, (2, 3)</text:p>
            <text:p>BG: p-value: 0.1126, (2, 3)</text:p>
            <text:p>Comparison Table: p-value: 0.913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CG: p-value: 0.0026148439461132953, (2, 2)</text:p>
            <text:p>BG: p-value: 0.004148885727833096, (2, 2)</text:p>
            <text:p>Comparison Table: p-value: 0.002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CG: p-value: 0.003, (2, 21)</text:p>
            <text:p>BG: p-value: 0.212, (2, 26)</text:p>
            <text:p>Comparison Table: p-value: 0.5455, (5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073, (2, 38)</text:p>
            <text:p>BG: p-value: 0.0337, (2, 60)</text:p>
            <text:p>Comparison Table: p-value: 0.4089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101, (2, 3)</text:p>
            <text:p>BG: p-value: 1.0, (2, 3)</text:p>
            <text:p>Comparison Table: p-value: 0.577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1014559451091958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682299947005829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2 - Review tool [main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2.1</text:p>
          </table:table-cell>
          <table:table-cell table:style-name="ce4" office:value-type="string" calcext:value-type="string">
            <text:p>CG: p-value: 0.011257035647279548, (2, 2)</text:p>
            <text:p>BG: p-value: 0.008502024291497977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7 - Caused changes [any]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4102, (3, 2)</text:p>
            <text:p>BG: p-value: 0.6703, (3, 2)</text:p>
            <text:p>Comparison Table: p-value: 0.0002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21)</text:p>
            <text:p>BG: p-value: 1.0, (3, 26)</text:p>
            <text:p>Comparison Table: p-value: 0.9581, (8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1.0, (3, 38)</text:p>
            <text:p>BG: p-value: 1.0, (3, 60)</text:p>
            <text:p>Comparison Table: p-value: 0.4668, (18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9678, (3, 3)</text:p>
            <text:p>BG: p-value: 1.0, (3, 3)</text:p>
            <text:p>Comparison Table: p-value: 0.5139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790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8121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4 - Reviewer types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331, (3, 2)</text:p>
            <text:p>BG: p-value: 0.6721, (3, 2)</text:p>
            <text:p>Comparison Table: p-value: 0.9929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7 - Caused changes [any]</text:p>
          </table:table-cell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0564, (2, 21)</text:p>
            <text:p>BG: p-value: 0.1945, (2, 26)</text:p>
            <text:p>Comparison Table: p-value: 0.0001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7 - Caused changes [any]</text:p>
          </table:table-cell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436, (2, 38)</text:p>
            <text:p>BG: p-value: 0.2094, (2, 60)</text:p>
            <text:p>Comparison Table: p-value: 0.0043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7 - Caused changes [any]</text:p>
          </table:table-cell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18, (2, 3)</text:p>
            <text:p>BG: p-value: 1.0, (2, 3)</text:p>
            <text:p>Comparison Table: p-value: 0.002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7 - Caused changes [any]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289473684210526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7 - Caused changes [any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0.00919137761243024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7 - Caused changes [any]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549718574108818, (2, 2)</text:p>
            <text:p>BG: p-value: 0.20391986062717768, (2, 2)</text:p>
            <text:p>Comparison Table: p-value: 0.0019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4534, (26, 2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601, (26, 2)</text:p>
            <text:p>Comparison Table: p-value: 1.0, (5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target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702, (21, 2)</text:p>
            <text:p>BG: p-value: 0.9919, (26, 2)</text:p>
            <text:p>Comparison Table: p-value: 0.698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322, (60, 2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5, (60, 2)</text:p>
            <text:p>Comparison Table: p-value: 1.0, (12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topic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6851, (38, 2)</text:p>
            <text:p>BG: p-value: 0.9851, (60, 2)</text:p>
            <text:p>Comparison Table: p-value: 0.3418, (1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934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8 - Aspects of review comments: action</text:p>
          </table:table-cell>
          <table:table-cell office:value-type="string" calcext:value-type="string">
            <text:p>R11 - Review branch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CG: p-value: 0.2791, (3, 2)</text:p>
            <text:p>BG: p-value: 1.0, (3, 2)</text:p>
            <text:p>Comparison Table: p-value: 0.3804, (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9 - Bug covering review comments [any]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G has no data: `table` must have at least one row and one column.</text:p>
            <text:p>BG: p-value: 6.41058515821324e-0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9 - Bug covering review comments [any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2536585365853659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R10 - Bug covering review changes [any]</text:p>
          </table:table-cell>
          <table:table-cell office:value-type="string" calcext:value-type="string">
            <text:p>R11 - Review branch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G has no data: `table` must have at least one row and one column.</text:p>
            <text:p>BG: p-value: 0.14212007504690433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15 - Documentation chang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699160683587825, (2, 2)</text:p>
            <text:p>BG: p-value: 0.3302785923753666, (2, 2)</text:p>
            <text:p>Comparison Table: p-value: 0.001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16 - Bug affecting documentation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47580645161290325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17 - Refactoring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24188492264131867, (2, 2)</text:p>
            <text:p>BG: p-value: 0.5793621700879765, (2, 2)</text:p>
            <text:p>Comparison Table: p-value: 0.2283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18 - Bug-introducing refactoring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22379032258064516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19 - Design chang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20623342175066314, (2, 2)</text:p>
            <text:p>BG: p-value: 1.0, (2, 2)</text:p>
            <text:p>Comparison Table: p-value: 0.0889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20 - Bug-introducing design chang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5403225806451614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21 - Change of external dependenci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, 2)</text:p>
            <text:p>BG: p-value: 0.08339442815249268, (2, 2)</text:p>
            <text:p>Comparison Table: p-value: 0.0029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C22 - Bug-introducing dependency chang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11290322580645162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2 - Review tool [main]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, 1)</text:p>
            <text:p>BG: p-value: 1.0, (2, 1)</text:p>
            <text:p>Comparison Table: p-value: 0.10351559643760694, (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4 - Reviewer typ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9347, (2, 3)</text:p>
            <text:p>BG: p-value: 1.0, (2, 3)</text:p>
            <text:p>Comparison Table: p-value: 0.078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7 - Caused changes [any]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16053925063936186, (2, 2)</text:p>
            <text:p>BG: p-value: 1.0, (2, 1)</text:p>
            <text:p>Comparison Table: p-value: 0.003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8 - Aspects of review comments: target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9826, (2, 18)</text:p>
            <text:p>BG: p-value: 0.9837, (2, 26)</text:p>
            <text:p>Comparison Table: p-value: 0.0101, (5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8 - Aspects of review comments: topic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7582, (2, 35)</text:p>
            <text:p>BG: p-value: 0.7593, (2, 59)</text:p>
            <text:p>Comparison Table: p-value: 0.0309, (11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8 - Aspects of review comments: action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7615, (2, 3)</text:p>
            <text:p>BG: p-value: 1.0, (2, 3)</text:p>
            <text:p>Comparison Table: p-value: 0.0619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9 - Bug covering review comments [any]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16129032258064518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10 - Bug covering review changes [any]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R11 - Review branch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, 1)</text:p>
            <text:p>BG: p-value: 1.0, (2, 1)</text:p>
            <text:p>Comparison Table: p-value: 0.10351559643760694, (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2 - Bug severity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236, (5, 2)</text:p>
            <text:p>Comparison Table: p-value: 1.0, (10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3 - Bug label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[0.7923], (35, 2)</text:p>
            <text:p>Comparison Table: p-value: [1.], (70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4.1 - Bug discussant rol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4.2 - Bug reporter role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4.3 - Bug assignee role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6084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4.4 - Bug creator role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5 - Aspects of the Bug discussion: target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5 - Aspects of the Bug discussion: topic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9675, (29, 2)</text:p>
            <text:p>Comparison Table: p-value: 1.0, (5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5 - Aspects of the Bug discussion: acti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817, (3, 2)</text:p>
            <text:p>Comparison Table: p-value: 1.0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6 - Type of Bug [main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7 - Bug has duplicate [any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F8 - Bug reopened [any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2, 2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2 - Introducing issue types [main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2732, (3, 2)</text:p>
            <text:p>BG: p-value: 1.0, (3, 1)</text:p>
            <text:p>Comparison Table: p-value: 0.7157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3 - Introducing issue severity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3272, (5, 2)</text:p>
            <text:p>BG: p-value: 1.0, (5, 1)</text:p>
            <text:p>Comparison Table: p-value: 0.7223, (10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5.1 - Introducing issue discussant rol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3, 2)</text:p>
            <text:p>BG: p-value: 1.0, (3, 1)</text:p>
            <text:p>Comparison Table: p-value: 0.7414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5.2 - Introducing issue reporter role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274, (3, 2)</text:p>
            <text:p>BG: p-value: 1.0, (3, 1)</text:p>
            <text:p>Comparison Table: p-value: 0.4207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5.3 - Introducing issue assignee role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1101, (3, 2)</text:p>
            <text:p>BG: p-value: 1.0, (3, 1)</text:p>
            <text:p>Comparison Table: p-value: 0.0234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5.4 - Introducing issue creator role [max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6217, (3, 2)</text:p>
            <text:p>BG: p-value: 1.0, (3, 1)</text:p>
            <text:p>Comparison Table: p-value: 0.5551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6 - Aspects of introducing issue discussion: target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5963, (4, 2)</text:p>
            <text:p>BG: p-value: 1.0, (5, 1)</text:p>
            <text:p>Comparison Table: p-value: 0.6212, (9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6 - Aspects of introducing issue discussion: topic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6, 2)</text:p>
            <text:p>BG: p-value: 1.0, (35, 1)</text:p>
            <text:p>Comparison Table: p-value: 0.8545, (6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6 - Aspects of introducing issue discussion: acti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5195, (3, 2)</text:p>
            <text:p>BG: p-value: 1.0, (3, 1)</text:p>
            <text:p>Comparison Table: p-value: 0.2083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8 - Introducing issue has wiki/specification [any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, 2)</text:p>
            <text:p>BG: p-value: 1.0, (2, 1)</text:p>
            <text:p>Comparison Table: p-value: 0.5198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I9 - Introducing issue reopened [any]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1, 2)</text:p>
            <text:p>BG: p-value: 1.0, (1, 1)</text:p>
            <text:p>Comparison Table: p-value: 0.409090909090909, (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2.1 - ML bug discussant rol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3 - Aspects of ML bug discussion: target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7119, (4, 2)</text:p>
            <text:p>Comparison Table: p-value: [1.], (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3 - Aspects of ML bug discussion: topic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[0.8806], (14, 2)</text:p>
            <text:p>Comparison Table: p-value: [1.], (2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3 - Aspects of ML bug discussion: acti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3, 2)</text:p>
            <text:p>Comparison Table: p-value: [1.]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5.1 - ML introducing change discussant rol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3, 1)</text:p>
            <text:p>BG: p-value: 1.0, (3, 1)</text:p>
            <text:p>Comparison Table: p-value: 0.7902, (3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6 - Aspects of ML introducing change discussion: target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6, 1)</text:p>
            <text:p>BG: p-value: 1.0, (6, 1)</text:p>
            <text:p>Comparison Table: p-value: 0.2412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6 - Aspects of ML introducing change discussion: topic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4, 1)</text:p>
            <text:p>BG: p-value: 1.0, (28, 1)</text:p>
            <text:p>Comparison Table: p-value: 0.9208, (30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ML6 - Aspects of ML introducing change discussion: acti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4, 1)</text:p>
            <text:p>BG: p-value: 1.0, (3, 1)</text:p>
            <text:p>Comparison Table: p-value: 0.5717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O2 - Type of other media in which bug was discussed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4, 1)</text:p>
            <text:p>BG: p-value: 1.0, (5, 1)</text:p>
            <text:p>Comparison Table: p-value: 0.9612, (6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O3.1 - Discussant roles in other media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1.0, (2, 1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O4 - Aspects of discussions in other media: target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2, 1)</text:p>
            <text:p>BG: p-value: 1.0, (4, 1)</text:p>
            <text:p>Comparison Table: p-value: 1.0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O4 - Aspects of discussions in other media: topic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8, 1)</text:p>
            <text:p>BG: p-value: 1.0, (18, 1)</text:p>
            <text:p>Comparison Table: p-value: 0.9482, (1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O4 - Aspects of discussions in other media: acti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1.0, (1, 1)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O5 - Buggy files arepresent in the BIC?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076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I2 - CI build statu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string" calcext:value-type="string">
            <text:p>CG: p-value: 0.006797676430601904, (2, 2)</text:p>
            <text:p>BG: p-value: 0.48387096774193555, (2, 2)</text:p>
            <text:p>Comparison Table: p-value: 0.102, (4, 2)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2" table:visibility="filter">
          <table:table-cell table:style-name="Default" office:value-type="string" calcext:value-type="string">
            <text:p>CI3 - CI build status change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05854286610682606, (2, 2)</text:p>
            <text:p>BG: p-value: 0.48387096774193555, (2, 2)</text:p>
            <text:p>Comparison Table: p-value: 0.1488, (4, 2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1 - Build tool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string" calcext:value-type="string">
            <text:p>CG: p-value: 0.7333, (43, 2)</text:p>
            <text:p>BG: p-value: 0.0003, (39, 2)</text:p>
            <text:p>Comparison Table: p-value: 0.0001, (8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table:style-name="Default" office:value-type="string" calcext:value-type="string">
            <text:p>B2 - Dependency resoluti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4318181818181818, (2, 2)</text:p>
            <text:p>BG: p-value: 0.17613636363636367, (2, 2)</text:p>
            <text:p>Comparison Table: p-value: 0.2538, (4, 2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3 - Build practic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string" calcext:value-type="string">
            <text:p>CG: p-value: 0.8709, (21, 2)</text:p>
            <text:p>BG: p-value: 0.0002, (21, 2)</text:p>
            <text:p>Comparison Table: p-value: 0.0014, (4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table:style-name="Default" office:value-type="string" calcext:value-type="string">
            <text:p>C2.1 - Commit type (current)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2.1</text:p>
          </table:table-cell>
          <table:table-cell table:style-name="Default" office:value-type="string" calcext:value-type="string">
            <text:p>CG: p-value: 0.034, (5, 2)</text:p>
            <text:p>BG: p-value: 0.0055, (3, 2)</text:p>
            <text:p>Comparison Table: p-value: 0.0781, (10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2.2 - Commit types (children)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7098, (4, 2)</text:p>
            <text:p>BG: p-value: 1.0, (3, 2)</text:p>
            <text:p>Comparison Table: p-value: 0.3154, (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2.3 - Commit types (parents)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4796, (6, 2)</text:p>
            <text:p>BG: p-value: 0.246, (5, 2)</text:p>
            <text:p>Comparison Table: p-value: 0.4802, (12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7 - Committer type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6510082427768746, (2, 2)</text:p>
            <text:p>BG: p-value: 1.0, (2, 2)</text:p>
            <text:p>Comparison Table: p-value: 0.4455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8 - Multiple concern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5503421309872923, (2, 2)</text:p>
            <text:p>BG: p-value: 1.0, (2, 2)</text:p>
            <text:p>Comparison Table: p-value: 0.1272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9 - Commit type Swanson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6376, (5, 2)</text:p>
            <text:p>BG: p-value: 0.7808, (5, 2)</text:p>
            <text:p>Comparison Table: p-value: 0.4873, (10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0 - Test chang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CG: p-value: 0.23787373175582302, (2, 2)</text:p>
            <text:p>BG: p-value: 1.0, (2, 2)</text:p>
            <text:p>Comparison Table: p-value: 0.0026, (4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1 - Bug-covering test changes</text:p>
          </table:table-cell>
          <table:table-cell table:style-name="Default" office:value-type="string" calcext:value-type="string">
            <text:p>C13 - Test failures</text:p>
          </table:table-cell>
          <table:table-cell table:style-name="Default" office:value-type="string" calcext:value-type="string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3145, (4, 2)</text:p>
            <text:p>Comparison Table: p-value: 1.0, (8, 2)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C12 - Bug-covering changes prior or subsequent commit</text:p>
          </table:table-cell>
          <table:table-cell table:style-name="Default" office:value-type="string" calcext:value-type="string">
            <text:p>C13 - Test failures</text:p>
          </table:table-cell>
          <table:table-cell table:style-name="ce8" office:value-type="float" office:value="31" calcext:value-type="float">
            <text:p>31</text:p>
          </table:table-cell>
          <table:table-cell table:style-name="Default" office:value-type="string" calcext:value-type="string">
            <text:p>CG has no data: `table` must have at least one row and one column.</text:p>
            <text:p>BG: p-value: 0.5298, (6, 2)</text:p>
            <text:p>Comparison Table: p-value: 1.0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2 - Bug severity [max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[0.5523], (4, 3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3 - Bug 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G has no data: `table` must have at least one row and one column.</text:p>
            <text:p>BG: p-value: 0.003, (9, 8)</text:p>
            <text:p>Comparison Table: p-value: 1.0, (7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4.1 - Bug discussant ro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9915, (9, 3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4.2 - Bug reporter role [max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5805, (9, 3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4.3 - Bug assignee role [max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G has no data: `table` must have at least one row and one column.</text:p>
            <text:p>BG: p-value: 0.0476, (9, 3)</text:p>
            <text:p>Comparison Table: p-value: [1.]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4.4 - Bug creator role [max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5798, (9, 3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5 - Aspects of the Bug discussion: tar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2964, (9, 4)</text:p>
            <text:p>Comparison Table: p-value: 1.0, (3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5 - Aspects of the Bug discussion: top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8075, (9, 25)</text:p>
            <text:p>Comparison Table: p-value: [1.], (22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5 - Aspects of the Bug discussion: ac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9985, (9, 3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6 - Type of Bug [main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7783, (9, 5)</text:p>
            <text:p>Comparison Table: p-value: [1.], (4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7 - Bug has duplicate [any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9, 1)</text:p>
            <text:p>Comparison Table: p-value: 1.0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F8 - Bug reopened [any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9, 1)</text:p>
            <text:p>Comparison Table: p-value: 1.0, (9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2 - Introducing issue types [main]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0.1955, (9, 3)</text:p>
            <text:p>BG: p-value: 0.0001, (9, 3)</text:p>
            <text:p>Comparison Table: p-value: 0.1356, (33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3 - Introducing issue severity [max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3, 3)</text:p>
            <text:p>BG: p-value: [1.], (4, 4)</text:p>
            <text:p>Comparison Table: p-value: [1.], (1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5.1 - Introducing issue discussant r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511, (9, 3)</text:p>
            <text:p>BG: p-value: 0.8938, (9, 3)</text:p>
            <text:p>Comparison Table: p-value: 0.6367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5.2 - Introducing issue reporter role [max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089, (9, 3)</text:p>
            <text:p>BG: p-value: 0.1132, (9, 3)</text:p>
            <text:p>Comparison Table: p-value: 0.1754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5.3 - Introducing issue assignee role [max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8, 2)</text:p>
            <text:p>BG: p-value: 0.8621, (9, 3)</text:p>
            <text:p>Comparison Table: p-value: [0.8276], (3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5.4 - Introducing issue creator role [max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0827, (9, 3)</text:p>
            <text:p>BG: p-value: 0.117, (9, 3)</text:p>
            <text:p>Comparison Table: p-value: 0.1736, (3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6 - Aspects of introducing issue discussion: 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8268, (9, 5)</text:p>
            <text:p>BG: p-value: 0.9275, (9, 5)</text:p>
            <text:p>Comparison Table: p-value: 0.3395, (55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6 - Aspects of introducing issue discussion: to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0.9919], (9, 20)</text:p>
            <text:p>BG: p-value: 0.1744, (9, 31)</text:p>
            <text:p>Comparison Table: p-value: [0.9595], (326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6 - Aspects of introducing issue discussion: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527, (9, 2)</text:p>
            <text:p>BG: p-value: 1.0, (9, 3)</text:p>
            <text:p>Comparison Table: p-value: 0.0238, (3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8 - Introducing issue has wiki/specification [any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1.0, (9, 1)</text:p>
            <text:p>BG: p-value: 1.0, (9, 1)</text:p>
            <text:p>Comparison Table: p-value: 0.1401, (1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I9 - Introducing issue reopened [any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1.0, (9, 1)</text:p>
            <text:p>BG: p-value: 0.5801, (9, 2)</text:p>
            <text:p>Comparison Table: p-value: 0.1644, (20, 2)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2.1 - ML bug discussant ro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3 - Aspects of ML bug discussion: targe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3 - Aspects of ML bug discussion: top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3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3 - Aspects of ML bug discussion: a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G has no data: `table` must have at least one row and one column.</text:p>
            <text:p>BG has no data: `table` must have at least one row and one column.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5.1 - ML introducing change discussant ro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6 - Aspects of ML introducing change discussion: tar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3, 4)</text:p>
            <text:p>Comparison Table: p-value: [1.], (1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6 - Aspects of ML introducing change discussion: top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[1.], (3, 8)</text:p>
            <text:p>Comparison Table: p-value: [1.]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ML6 - Aspects of ML introducing change discussion: ac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3, 3)</text:p>
            <text:p>Comparison Table: p-value: [1.], (9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O2 - Type of other media in which bug was discuss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O3.1 - Discussant roles in other med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1, 2)</text:p>
            <text:p>Comparison Table: p-value: 1.0, (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O4 - Aspects of discussions in other media: tar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1, 3)</text:p>
            <text:p>Comparison Table: p-value: [1.], (3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O4 - Aspects of discussions in other media: top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1, 7)</text:p>
            <text:p>Comparison Table: p-value: [1.], (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O4 - Aspects of discussions in other media: ac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1.0, (1, 1)</text:p>
            <text:p>Comparison Table: p-value: 1.0, (1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O5 - Buggy files arepresent in the BIC?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6305, (9, 3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I2 - CI build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3, 2)</text:p>
            <text:p>BG: p-value: 1.0, (4, 2)</text:p>
            <text:p>Comparison Table: p-value: [0.5353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I3 - CI build status 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3, 2)</text:p>
            <text:p>BG: p-value: 1.0, (4, 2)</text:p>
            <text:p>Comparison Table: p-value: [0.5795], (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B1 - Build tool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G: p-value: [0.0295], (9, 54)</text:p>
            <text:p>BG: p-value: 0.0001, (9, 60)</text:p>
            <text:p>Comparison Table: p-value: 0.0006, (69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B2 - Dependency re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1095, (9, 2)</text:p>
            <text:p>BG: p-value: 0.0584, (9, 2)</text:p>
            <text:p>Comparison Table: p-value: 0.2389, (22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B3 - Build practice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0.9752, (9, 26)</text:p>
            <text:p>BG: p-value: 0.0001, (9, 26)</text:p>
            <text:p>Comparison Table: p-value: 0.0243, (293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2.1 - Commit type (current)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G: p-value: 0.011, (9, 3)</text:p>
            <text:p>BG: p-value: 0.0002, (9, 4)</text:p>
            <text:p>Comparison Table: p-value: 0.1277, (42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2.2 - Commit types (children)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[0.2335], (9, 6)</text:p>
            <text:p>BG: p-value: [0.0001], (9, 9)</text:p>
            <text:p>Comparison Table: p-value: [0.2717], (10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2.3 - Commit types (parents)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[0.2703], (9, 5)</text:p>
            <text:p>BG: p-value: 0.0001, (9, 7)</text:p>
            <text:p>Comparison Table: p-value: [0.1658], (80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7 - Committer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0601, (9, 2)</text:p>
            <text:p>BG: p-value: 0.8614, (9, 2)</text:p>
            <text:p>Comparison Table: p-value: 0.1947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8 - Multiple conc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593, (9, 2)</text:p>
            <text:p>BG: p-value: 0.942, (9, 2)</text:p>
            <text:p>Comparison Table: p-value: 0.3701, (22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9 - Commit type Swanso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0.3112, (9, 3)</text:p>
            <text:p>BG: p-value: 0.0002, (9, 4)</text:p>
            <text:p>Comparison Table: p-value: 0.2017, (4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0 - Test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2, (9, 2)</text:p>
            <text:p>BG: p-value: 0.4724, (9, 2)</text:p>
            <text:p>Comparison Table: p-value: 0.0027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1 - Bug-covering test chang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157, (9, 3)</text:p>
            <text:p>Comparison Table: p-value: 1.0, (27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2 - Bug-covering changes prior or subsequent comm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G has no data: `table` must have at least one row and one column.</text:p>
            <text:p>BG: p-value: 0.0008, (9, 6)</text:p>
            <text:p>Comparison Table: p-value: [1.], (5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3 - Test fail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1.0, (3, 1)</text:p>
            <text:p>BG: p-value: 1.0, (4, 1)</text:p>
            <text:p>Comparison Table: p-value: 0.4564, (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5 - Documentation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1.0, (9, 2)</text:p>
            <text:p>BG: p-value: 0.3245, (9, 2)</text:p>
            <text:p>Comparison Table: p-value: 0.0323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6 - Bug affecting document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4475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7 - Refacto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1753, (9, 2)</text:p>
            <text:p>BG: p-value: 0.6217, (9, 2)</text:p>
            <text:p>Comparison Table: p-value: 0.0499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8 - Bug-introducing refactoring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1439, (9, 2)</text:p>
            <text:p>Comparison Table: p-value: 1.0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19 - Design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0.4049, (9, 2)</text:p>
            <text:p>BG: p-value: 0.0572, (9, 2)</text:p>
            <text:p>Comparison Table: p-value: 0.0329, (22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20 - Bug-introducing design chang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G has no data: `table` must have at least one row and one column.</text:p>
            <text:p>BG: p-value: 0.0042, (9, 2)</text:p>
            <text:p>Comparison Table: p-value: 1.0, (18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21 - Change of external dependencie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0.6604, (9, 2)</text:p>
            <text:p>BG: p-value: 0.0083, (9, 2)</text:p>
            <text:p>Comparison Table: p-value: 0.0788, (22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C22 - Bug-introducing dependency chang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G has no data: `table` must have at least one row and one column.</text:p>
            <text:p>BG: p-value: 0.0017, (9, 2)</text:p>
            <text:p>Comparison Table: p-value: 1.0, (18, 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2 - Review tool [main]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G: p-value: [0.199], (6, 2)</text:p>
            <text:p>BG: p-value: 0.0305, (9, 2)</text:p>
            <text:p>Comparison Table: p-value: 0.7621, (18, 2)</text:p>
          </table:table-cell>
          <table:table-cell office:value-type="string" calcext:value-type="string">
            <text:p>BG</text:p>
          </table:table-cell>
          <table:table-cell table:number-columns-repeated="1019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4 - Reviewer ty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0.9876], (6, 3)</text:p>
            <text:p>BG: p-value: 0.9982, (8, 3)</text:p>
            <text:p>Comparison Table: p-value: 0.3246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7 - Caused changes [any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0.1988], (6, 2)</text:p>
            <text:p>BG: p-value: 0.1713, (9, 2)</text:p>
            <text:p>Comparison Table: p-value: 0.0865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8 - Aspects of review comments: 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6, 14)</text:p>
            <text:p>BG: p-value: 1.0, (8, 15)</text:p>
            <text:p>Comparison Table: p-value: [0.227], (13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8 - Aspects of review comments: to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6, 19)</text:p>
            <text:p>BG: p-value: [0.9995], (8, 41)</text:p>
            <text:p>Comparison Table: p-value: [0.1638], (340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8 - Aspects of review comments: 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[1.], (6, 3)</text:p>
            <text:p>BG: p-value: 1.0, (8, 3)</text:p>
            <text:p>Comparison Table: p-value: 0.4713, (24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9 - Bug covering review comments [any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G has no data: `table` must have at least one row and one column.</text:p>
            <text:p>BG: p-value: 0.0203, (9, 2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10 - Bug covering review changes [any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G has no data: `table` must have at least one row and one column.</text:p>
            <text:p>BG: p-value: 0.3878, (9, 2)</text:p>
            <text:p>Comparison Table: p-value: [1.], (18, 2)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I4 - Introducing issue labels</text:p>
          </table:table-cell>
          <table:table-cell office:value-type="string" calcext:value-type="string">
            <text:p>R11 - Review 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: p-value: 1.0, (6, 2)</text:p>
            <text:p>BG: p-value: 0.5567, (9, 2)</text:p>
            <text:p>Comparison Table: p-value: 0.6734, (18, 2)</text:p>
          </table:table-cell>
          <table:table-cell table:number-columns-repeated="1020"/>
        </table:table-row>
        <table:table-row table:style-name="ro1" table:number-rows-repeated="10461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398" table:display-filter-buttons="true">
          <table:filter>
            <table:filter-and>
              <table:filter-condition table:value="BG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_-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6:01:23</meta:creation-date>
    <meta:initial-creator>openpyxl</meta:initial-creator>
    <dc:language>en-US</dc:language>
    <dc:date>2025-04-08T16:56:35.019109634</dc:date>
    <meta:editing-cycles>15</meta:editing-cycles>
    <meta:editing-duration>PT4H39M33S</meta:editing-duration>
    <meta:generator>LibreOffice/7.3.7.2$Linux_X86_64 LibreOffice_project/30$Build-2</meta:generator>
    <meta:document-statistic meta:table-count="1" meta:cell-count="9674" meta:object-count="0"/>
    <meta:user-defined meta:name="AppVersion">15.0000</meta:user-defined>
  </office:meta>
</office:document-meta>
</file>